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5291in"/>
    </style:style>
    <style:style style:name="co2" style:family="table-column">
      <style:table-column-properties fo:break-before="auto" style:column-width="5.3374in"/>
    </style:style>
    <style:style style:name="co3" style:family="table-column">
      <style:table-column-properties fo:break-before="auto" style:column-width="3.15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7228in" fo:break-before="auto" style:use-optimal-row-height="true"/>
    </style:style>
    <style:style style:name="ro3" style:family="table-row">
      <style:table-row-properties style:row-height="1.1327in" fo:break-before="auto" style:use-optimal-row-height="true"/>
    </style:style>
    <style:style style:name="ro4" style:family="table-row">
      <style:table-row-properties style:row-height="0.6535in" fo:break-before="auto" style:use-optimal-row-height="true"/>
    </style:style>
    <style:style style:name="ro5" style:family="table-row">
      <style:table-row-properties style:row-height="0.9728in" fo:break-before="auto" style:use-optimal-row-height="true"/>
    </style:style>
    <style:style style:name="ro6" style:family="table-row">
      <style:table-row-properties style:row-height="0.4937in" fo:break-before="auto" style:use-optimal-row-height="true"/>
    </style:style>
    <style:style style:name="ro7" style:family="table-row">
      <style:table-row-properties style:row-height="2.0839in" fo:break-before="auto" style:use-optimal-row-height="true"/>
    </style:style>
    <style:style style:name="ro8" style:family="table-row">
      <style:table-row-properties style:row-height="0.8134in" fo:break-before="auto" style:use-optimal-row-height="true"/>
    </style:style>
    <style:style style:name="ro9" style:family="table-row">
      <style:table-row-properties style:row-height="1.3382in" fo:break-before="auto" style:use-optimal-row-height="true"/>
    </style:style>
    <style:style style:name="ro10" style:family="table-row">
      <style:table-row-properties style:row-height="6.0693in" fo:break-before="auto" style:use-optimal-row-height="true"/>
    </style:style>
    <style:style style:name="ro11" style:family="table-row">
      <style:table-row-properties style:row-height="2.8827in" fo:break-before="auto" style:use-optimal-row-height="true"/>
    </style:style>
    <style:style style:name="ro12" style:family="table-row">
      <style:table-row-properties style:row-height="3.5217in" fo:break-before="auto" style:use-optimal-row-height="true"/>
    </style:style>
    <style:style style:name="ro13" style:family="table-row">
      <style:table-row-properties style:row-height="2.2437in" fo:break-before="auto" style:use-optimal-row-height="true"/>
    </style:style>
    <style:style style:name="ro14" style:family="table-row">
      <style:table-row-properties style:row-height="6.7083in" fo:break-before="auto" style:use-optimal-row-height="true"/>
    </style:style>
    <style:style style:name="ro15" style:family="table-row">
      <style:table-row-properties style:row-height="4.6319in" fo:break-before="auto" style:use-optimal-row-height="true"/>
    </style:style>
    <style:style style:name="ro16" style:family="table-row">
      <style:table-row-properties style:row-height="1.7646in" fo:break-before="auto" style:use-optimal-row-height="true"/>
    </style:style>
    <style:style style:name="ro17" style:family="table-row">
      <style:table-row-properties style:row-height="2.4035in" fo:break-before="auto" style:use-optimal-row-height="true"/>
    </style:style>
    <style:style style:name="ro18" style:family="table-row">
      <style:table-row-properties style:row-height="3.0425in" fo:break-before="auto" style:use-optimal-row-height="true"/>
    </style:style>
    <style:style style:name="ro19" style:family="table-row">
      <style:table-row-properties style:row-height="1.4453in" fo:break-before="auto" style:use-optimal-row-height="true"/>
    </style:style>
    <style:style style:name="ro20" style:family="table-row">
      <style:table-row-properties style:row-height="1.6047in" fo:break-before="auto" style:use-optimal-row-height="true"/>
    </style:style>
    <style:style style:name="ro21" style:family="table-row">
      <style:table-row-properties style:row-height="1.2925in" fo:break-before="auto" style:use-optimal-row-height="true"/>
    </style:style>
    <style:style style:name="ro22" style:family="table-row">
      <style:table-row-properties style:row-height="2.4563in" fo:break-before="auto" style:use-optimal-row-height="true"/>
    </style:style>
    <style:style style:name="ro23" style:family="table-row">
      <style:table-row-properties style:row-height="10.8457in" fo:break-before="auto" style:use-optimal-row-height="true"/>
    </style:style>
    <style:style style:name="ro24" style:family="table-row">
      <style:table-row-properties style:row-height="1.0189in" fo:break-before="auto" style:use-optimal-row-height="true"/>
    </style:style>
    <style:style style:name="ro25" style:family="table-row">
      <style:table-row-properties style:row-height="0.3339in" fo:break-before="auto" style:use-optimal-row-height="true"/>
    </style:style>
    <style:style style:name="ro26" style:family="table-row">
      <style:table-row-properties style:row-height="4.0008in" fo:break-before="auto" style:use-optimal-row-height="true"/>
    </style:style>
    <style:style style:name="ro27" style:family="table-row">
      <style:table-row-properties style:row-height="5.4307in" fo:break-before="auto" style:use-optimal-row-height="true"/>
    </style:style>
    <style:style style:name="ro28" style:family="table-row">
      <style:table-row-properties style:row-height="3.202in" fo:break-before="auto" style:use-optimal-row-height="true"/>
    </style:style>
    <style:style style:name="ro29" style:family="table-row">
      <style:table-row-properties style:row-height="3.0874in" fo:break-before="auto" style:use-optimal-row-height="true"/>
    </style:style>
    <style:style style:name="ro30" style:family="table-row">
      <style:table-row-properties style:row-height="3.8409in" fo:break-before="auto" style:use-optimal-row-height="true"/>
    </style:style>
    <style:style style:name="ro31" style:family="table-row">
      <style:table-row-properties style:row-height="3.2472in" fo:break-before="auto" style:use-optimal-row-height="true"/>
    </style:style>
    <style:style style:name="ro32" style:family="table-row">
      <style:table-row-properties style:row-height="7.8189in" fo:break-before="auto" style:use-optimal-row-height="true"/>
    </style:style>
    <style:style style:name="ro33" style:family="table-row">
      <style:table-row-properties style:row-height="2.5634in" fo:break-before="auto" style:use-optimal-row-height="true"/>
    </style:style>
    <style:style style:name="ro34" style:family="table-row">
      <style:table-row-properties style:row-height="6.5484in" fo:break-before="auto" style:use-optimal-row-height="true"/>
    </style:style>
    <style:style style:name="ro35" style:family="table-row">
      <style:table-row-properties style:row-height="4.1602in" fo:break-before="auto" style:use-optimal-row-height="true"/>
    </style:style>
    <style:style style:name="ro36" style:family="table-row">
      <style:table-row-properties style:row-height="8.298in" fo:break-before="auto" style:use-optimal-row-height="true"/>
    </style:style>
    <style:style style:name="ro37" style:family="table-row">
      <style:table-row-properties style:row-height="11.1654in" fo:break-before="auto" style:use-optimal-row-height="true"/>
    </style:style>
    <style:style style:name="ro38" style:family="table-row">
      <style:table-row-properties style:row-height="6.389in" fo:break-before="auto" style:use-optimal-row-height="true"/>
    </style:style>
    <style:style style:name="ro39" style:family="table-row">
      <style:table-row-properties style:row-height="3.6811in" fo:break-before="auto" style:use-optimal-row-height="true"/>
    </style:style>
    <style:style style:name="ro40" style:family="table-row">
      <style:table-row-properties style:row-height="1.9244in" fo:break-before="auto" style:use-optimal-row-height="true"/>
    </style:style>
    <style:style style:name="ro41" style:family="table-row">
      <style:table-row-properties style:row-height="5.1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top"/>
      <style:text-properties fo:font-weight="bold" style:font-weight-asian="bold" style:font-weight-complex="bold"/>
    </style:style>
    <style:style style:name="ce3"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review_pred" table:style-name="ta1">
        <office:forms form:automatic-focus="false" form:apply-design-mode="false"/>
        <table:table-column table:style-name="co1" table:default-cell-style-name="Default"/>
        <table:table-column table:style-name="co2" table:default-cell-style-name="ce3"/>
        <table:table-column table:style-name="co3" table:number-columns-repeated="2" table:default-cell-style-name="ce3"/>
        <table:table-column table:style-name="co4" table:number-columns-repeated="16380" table:default-cell-style-name="Default"/>
        <table:table-row table:style-name="ro1">
          <table:table-cell table:style-name="ce1" office:value-type="string" calcext:value-type="string">
            <text:p>text_id</text:p>
          </table:table-cell>
          <table:table-cell table:style-name="ce2" office:value-type="string" calcext:value-type="string">
            <text:p>text</text:p>
          </table:table-cell>
          <table:table-cell table:style-name="ce2" office:value-type="string" calcext:value-type="string">
            <text:p>locations_multibert</text:p>
          </table:table-cell>
          <table:table-cell table:style-name="ce2" office:value-type="string" calcext:value-type="string">
            <text:p>locations_spacy</text:p>
          </table:table-cell>
          <table:table-cell table:style-name="ce1" table:number-columns-repeated="16380"/>
        </table:table-row>
        <table:table-row table:style-name="ro2">
          <table:table-cell/>
          <table:table-cell office:value-type="string" calcext:value-type="string">
            <text:p>🥤В Києві за 91,13 млн гривень починаються роботи зі знесення будівлі цеху №5 заводу “Більшовик”, які необхідні для продовження реконструкції “Шулявського шляхопроводу”.</text:p>
            <text:p/>
            <text:p>🤝Договір на проведення цих робіт КП "Дирекція будівництва шляхово-транспортних споруд Києва" уклало з ТОВ “Мостицький-2”, відхиливши вигіднішу пропозицію в тендері.</text:p>
            <text:p/>
            <text:p>🧐“Мостицький-2” відоме як постійний генпідрядник будівництва скандальних житлових комплексів Edelburg Development, яке пов'язують з сином екс-мера столиці Леоніда Черновецького Степаном👤. </text:p>
            <text:p/>
            <text:p>Ці компанії тісно сплетені бізнесовими та навіть родинними нитями👨‍👩‍👧‍👦.</text:p>
            <text:p>🧶Водночас зв'язки обраного для знесення цеху підрядника ведуть до ще однієї одіозної фігури - сумнозвісного столичного забудовника Максима Микитася, компанія з орбіти якого майже за 1,5 млрд гривень власне займається всією реконструкцією Шулявського шляхопроводу🏗</text:p>
          </table:table-cell>
          <table:table-cell office:value-type="string" calcext:value-type="string">
            <text:p>['Києві', 'Шулявського шляхопроводу', 'Шулявського']</text:p>
          </table:table-cell>
          <table:table-cell office:value-type="string" calcext:value-type="string">
            <text:p>['Києві', 'Шулявського шляхопроводу', 'Шулявського шляхопроводу']</text:p>
          </table:table-cell>
          <table:table-cell table:number-columns-repeated="16380"/>
        </table:table-row>
        <table:table-row table:style-name="ro3">
          <table:table-cell/>
          <table:table-cell office:value-type="string" calcext:value-type="string">
            <text:p>👀</text:p>
            <text:p/>
            <text:p>Можемо БПЛА прислати 😀</text:p>
            <text:p/>
            <text:p>Псков бомбить Брянськ 🍿</text:p>
            <text:p/>
            <text:p>@lossolomas_kyiv</text:p>
          </table:table-cell>
          <table:table-cell office:value-type="string" calcext:value-type="string">
            <text:p>['Псков', 'Брянськ']</text:p>
          </table:table-cell>
          <table:table-cell office:value-type="string" calcext:value-type="string">
            <text:p>['Брянськ']</text:p>
          </table:table-cell>
          <table:table-cell table:number-columns-repeated="16380"/>
        </table:table-row>
        <table:table-row table:style-name="ro4">
          <table:table-cell/>
          <table:table-cell office:value-type="string" calcext:value-type="string">
            <text:p>Пожежні швидко відреагували. Вже працюють на Левка Лукʼяненка, 3. В квартирі, де сталася пожежа, міг бути чоловік.</text:p>
            <text:p/>
            <text:p>Життя🫶Оболонь</text:p>
          </table:table-cell>
          <table:table-cell office:value-type="string" calcext:value-type="string">
            <text:p>['Левка Лукʼяненка, 3']</text:p>
          </table:table-cell>
          <table:table-cell office:value-type="string" calcext:value-type="string">
            <text:p>[]</text:p>
          </table:table-cell>
          <table:table-cell table:number-columns-repeated="16380"/>
        </table:table-row>
        <table:table-row table:style-name="ro4">
          <table:table-cell/>
          <table:table-cell office:value-type="string" calcext:value-type="string">
            <text:p>🚇Метрополітен Києва отримав ще шість вагонів із Варшави</text:p>
            <text:p/>
            <text:p>Київ — пряма трансляція 👈</text:p>
            <text:p>Надіслати новину</text:p>
          </table:table-cell>
          <table:table-cell office:value-type="string" calcext:value-type="string">
            <text:p>['Києва', 'Варшави']</text:p>
          </table:table-cell>
          <table:table-cell office:value-type="string" calcext:value-type="string">
            <text:p>['Варшави']</text:p>
          </table:table-cell>
          <table:table-cell table:number-columns-repeated="16380"/>
        </table:table-row>
        <table:table-row table:style-name="ro5">
          <table:table-cell/>
          <table:table-cell office:value-type="string" calcext:value-type="string">
            <text:p>О 20:30 виліт щонайменше 4 Ту-95МС з аеродрому "Оленья". Напрямок на південь.</text:p>
            <text:p/>
            <text:p>Поки що вони загрози не несуть, якщо зміниться обстановка — ми повідомимо.</text:p>
            <text:p/>
            <text:p>За обстановкою стежимо - t.me/radar</text:p>
          </table:table-cell>
          <table:table-cell office:value-type="string" calcext:value-type="string">
            <text:p>[]</text:p>
          </table:table-cell>
          <table:table-cell office:value-type="string" calcext:value-type="string">
            <text:p>['аеродрому "Оленья"']</text:p>
          </table:table-cell>
          <table:table-cell table:number-columns-repeated="16380"/>
        </table:table-row>
        <table:table-row table:style-name="ro6">
          <table:table-cell/>
          <table:table-cell office:value-type="string" calcext:value-type="string">
            <text:p>Оболонські лагуни.</text:p>
            <text:p/>
            <text:p>Життя🫶Оболонь</text:p>
          </table:table-cell>
          <table:table-cell office:value-type="string" calcext:value-type="string">
            <text:p>[]</text:p>
          </table:table-cell>
          <table:table-cell office:value-type="string" calcext:value-type="string">
            <text:p>['Оболонські лагуни']</text:p>
          </table:table-cell>
          <table:table-cell table:number-columns-repeated="16380"/>
        </table:table-row>
        <table:table-row table:style-name="ro7">
          <table:table-cell/>
          <table:table-cell office:value-type="string" calcext:value-type="string">
            <text:p>Відео та фото з місця падіння уламків у Дарницькому районі столиці</text:p>
            <text:p/>
            <text:p>Попередньо без постраждалих. Уламки спричинили пожежу на даху ТЦ, рятувальники швидко приборкали вогонь. </text:p>
            <text:p/>
            <text:p>«Уламки у Дарницькому районі влучили у будівлю торговельного центру Ашан. Негайно на місце події прибула чергова бригада вогнеборців і ліквідувала наслідки пожежі. Постраждалі особи попередньо відсутні. Зруйновано дах, рештки ракети у внутрішньому приміщенні, працює слідчо-оперативна група», - написав тимчасовий виконувач обов’язків голови Дарницької райдержадміністрації Микола Калашник.</text:p>
            <text:p/>
            <text:p>🇺🇦 Украина Сейчас / Подписаться</text:p>
          </table:table-cell>
          <table:table-cell office:value-type="string" calcext:value-type="string">
            <text:p>['Дарницькому районі столиці', 'Дарницькому районі', 'Ашан']</text:p>
          </table:table-cell>
          <table:table-cell office:value-type="string" calcext:value-type="string">
            <text:p>['Дарницькому районі столиці', 'Дарницькому районі']</text:p>
          </table:table-cell>
          <table:table-cell table:number-columns-repeated="16380"/>
        </table:table-row>
        <table:table-row table:style-name="ro3">
          <table:table-cell/>
          <table:table-cell office:value-type="string" calcext:value-type="string">
            <text:p>Доброго вечора. Знайдено мобільний телефон у районі Лісовий проспект 6-14</text:p>
            <text:p/>
            <text:p>Поверну власнику який підтвердить, що це його телефон.</text:p>
            <text:p/>
            <text:p>Звертайтеся: 0673158715</text:p>
            <text:p/>
            <text:p>Підписатися    |    Запропонувати новину</text:p>
          </table:table-cell>
          <table:table-cell office:value-type="string" calcext:value-type="string">
            <text:p>['Лісовий проспект 6-14']</text:p>
          </table:table-cell>
          <table:table-cell office:value-type="string" calcext:value-type="string">
            <text:p>['Лісовий проспект 6']</text:p>
          </table:table-cell>
          <table:table-cell table:number-columns-repeated="16380"/>
        </table:table-row>
        <table:table-row table:style-name="ro8">
          <table:table-cell/>
          <table:table-cell office:value-type="string" calcext:value-type="string">
            <text:p>✍️ У Києві пропонують перейменувати вулицю на честь загиблого пілота «Джуса»</text:p>
            <text:p/>
            <text:p>На сайті Київради зареєстрували відповідну петицію. Пропонують перейменувати вулицю Нову в Солом’янському районі.</text:p>
          </table:table-cell>
          <table:table-cell office:value-type="string" calcext:value-type="string">
            <text:p>['Києві', 'вулицю Нову', 'Солом’янському районі']</text:p>
          </table:table-cell>
          <table:table-cell office:value-type="string" calcext:value-type="string">
            <text:p>['Києві', 'Нову', 'Солом’янському районі']</text:p>
          </table:table-cell>
          <table:table-cell table:number-columns-repeated="16380"/>
        </table:table-row>
        <table:table-row table:style-name="ro5">
          <table:table-cell/>
          <table:table-cell office:value-type="string" calcext:value-type="string">
            <text:p>Ми можемо знищувати все російське в Криму, — Подоляк.</text:p>
            <text:p/>
            <text:p>Країни-партнери дали добро Україні на удари по півострову, є абсолютний консенсус з цього питання. </text:p>
            <text:p/>
            <text:p>Хуйовий Київ | Надіслати новину</text:p>
          </table:table-cell>
          <table:table-cell office:value-type="string" calcext:value-type="string">
            <text:p>['Криму', 'Подоляк', 'Україні']</text:p>
          </table:table-cell>
          <table:table-cell office:value-type="string" calcext:value-type="string">
            <text:p>['Криму', 'Україні']</text:p>
          </table:table-cell>
          <table:table-cell table:number-columns-repeated="16380"/>
        </table:table-row>
        <table:table-row table:style-name="ro9">
          <table:table-cell/>
          <table:table-cell office:value-type="string" calcext:value-type="string">
            <text:p>На Київщині та околицях столиці буде чутно вибухи</text:p>
            <text:p/>
            <text:p>У Білоцерківському районі сьогодні впродовж дня проводитимуть знищення вибухонебезпечних предметів.</text:p>
            <text:p/>
            <text:p>Так, може бути гучно, але вибухи планові, тому не хвилюйтесь.</text:p>
            <text:p>ㅤ</text:p>
            <text:p>  Хуйовий Київ | Надіслати новину</text:p>
          </table:table-cell>
          <table:table-cell office:value-type="string" calcext:value-type="string">
            <text:p>['Київщині', 'Білоцерківському районі']</text:p>
          </table:table-cell>
          <table:table-cell office:value-type="string" calcext:value-type="string">
            <text:p>['Київщині', 'Білоцерківському районі', 'Київ']</text:p>
          </table:table-cell>
          <table:table-cell table:number-columns-repeated="16380"/>
        </table:table-row>
        <table:table-row table:style-name="ro10">
          <table:table-cell/>
          <table:table-cell office:value-type="string" calcext:value-type="string">
            <text:p>Наш командир отримав спеціальне звання — генерал поліції третього рангу</text:p>
            <text:p/>
            <text:p>Відповідно до указу Президента України Володимира Зеленського №536/2023 від 24 серпня, начальникові Департаменту патрульної поліції полковнику поліції Євгенію Олександровичу Жукову присвоєно спеціальне звання генерала поліції третього рангу.</text:p>
            <text:p/>
            <text:p>Хочемо вам трохи розповісти про нашого командира. Євгеній Жуков почав свій життєвий шлях як фаховий військовий - для навчання обрав Одеський інститут сухопутних військ, а після навчання — з 2007 до 2015 роках служив у 79-й окремій аеромобільній бригаді, керуючи бойовими підрозділами.</text:p>
            <text:p/>
            <text:p>З початком війни в України 2014 року, підрозділ Євгенія Олександровича виконував різноманітні бойові завдання у найгарячіших точках. </text:p>
            <text:p/>
            <text:p>Під керівництвом Євгенія Жукова у 2014 році зведений підрозділ утримував аеропорт "Донецьк" та попри численні атаки терористів, постійні обстріли території аеропорту ворожою артилерією та танками, групі вдалося утримати позиції та завдати відчутних втрат живій силі противника. </text:p>
            <text:p/>
            <text:p>За особисту мужність і героїзм, виявлені у захисті державного суверенітету та територіальної цілісності України, вірність військовій присязі, високий професіоналізм у 2014 році Євгеній Жуков отримав Орден Богдана Хмельницького III ступеня, а у 2015 — Орден "Народний Герой України".</text:p>
            <text:p/>
            <text:p>У листопаді 2015 року досвідченого військового Євгенія Жукова, відомого за позивним "Маршал", героїчного десантника та одного з "кіборгів" захисників Донецького аеропорту, призначено начальником Департаменту патрульної поліції. </text:p>
            <text:p/>
            <text:p>Особистий жетон під номером 00079 — на знак шани 79 ОАЕМБр.</text:p>
            <text:p/>
            <text:p>Вже майже 8 років Євгеній Жуков успішно керує потужним колективом патрульної поліції у 16 тисяч співробітників. Ми як ніхто, знаємо, що патрульна поліція для Вас не просто посада, робота, а величезна родина та стиль життя! </text:p>
            <text:p/>
            <text:p>Людина-легенда, "Кіборг", позивний "Маршал" щиро вітаємо Вас, командире, з новим спеціальним званням!</text:p>
          </table:table-cell>
          <table:table-cell office:value-type="string" calcext:value-type="string">
            <text:p>['України', 'України', 'Донецького аеропорту']</text:p>
          </table:table-cell>
          <table:table-cell office:value-type="string" calcext:value-type="string">
            <text:p>['України', 'аеропорт "Донецьк"', 'України', 'Донецького аеропорту']</text:p>
          </table:table-cell>
          <table:table-cell table:number-columns-repeated="16380"/>
        </table:table-row>
        <table:table-row table:style-name="ro3">
          <table:table-cell/>
          <table:table-cell office:value-type="string" calcext:value-type="string">
            <text:p>У Києві люди біля муралу Привида Києва зробили меморіал «Джуса»</text:p>
            <text:p/>
            <text:p>Під фото загиблого пілота приносять квіти та іграшки.</text:p>
            <text:p/>
            <text:p>👉👉Запропонувати новину👈👈</text:p>
            <text:p/>
            <text:p>Підписатись на Дарниця Livе</text:p>
          </table:table-cell>
          <table:table-cell office:value-type="string" calcext:value-type="string">
            <text:p>['Києві']</text:p>
          </table:table-cell>
          <table:table-cell office:value-type="string" calcext:value-type="string">
            <text:p>['Києві', 'Привида Києва']</text:p>
          </table:table-cell>
          <table:table-cell table:number-columns-repeated="16380"/>
        </table:table-row>
        <table:table-row table:style-name="ro3">
          <table:table-cell/>
          <table:table-cell office:value-type="string" calcext:value-type="string">
            <text:p>Сьогодні у перший рейс відправився новий міжнародний поїзд Київ – Хелм</text:p>
            <text:p/>
            <text:p>До Хелма він прибуде о 17:27, якраз під пересадку до Варшави на польський IC21100 (18:12 —21:02). </text:p>
            <text:p/>
            <text:p>Зворотно з Хелма о 10:23 (пересадка з поїзда IC12100 Варшава Всходня 06:05 — Хелм 08:42), прибуття до Києва о 22:45.</text:p>
          </table:table-cell>
          <table:table-cell office:value-type="string" calcext:value-type="string">
            <text:p>['Київ', 'Хелм', 'Хелма', 'Варшави', 'Хелма', 'Варшава Всходня', 'Хелм', 'Києва']</text:p>
          </table:table-cell>
          <table:table-cell office:value-type="string" calcext:value-type="string">
            <text:p>['Київ', 'Хелм', 'Хелма', 'Варшави', 'Хелма', 'Варшава', 'Всходня', 'Хелм', 'Києва']</text:p>
          </table:table-cell>
          <table:table-cell table:number-columns-repeated="16380"/>
        </table:table-row>
        <table:table-row table:style-name="ro5">
          <table:table-cell/>
          <table:table-cell office:value-type="string" calcext:value-type="string">
            <text:p>☕️На ВДНГ запрацював матча-бар DOT 2.0. Офіційне відкриття відбулося вчора.</text:p>
            <text:p/>
            <text:p>Заклад розташований у восьмикутній альтанці в центрі Експоцентру.</text:p>
            <text:p/>
            <text:p>Меню та ціни👈</text:p>
          </table:table-cell>
          <table:table-cell office:value-type="string" calcext:value-type="string">
            <text:p>[]</text:p>
          </table:table-cell>
          <table:table-cell office:value-type="string" calcext:value-type="string">
            <text:p>['Експоцентру']</text:p>
          </table:table-cell>
          <table:table-cell table:number-columns-repeated="16380"/>
        </table:table-row>
        <table:table-row table:style-name="ro3">
          <table:table-cell/>
          <table:table-cell office:value-type="string" calcext:value-type="string">
            <text:p>В останню ніч серпня люди могли спостерігати за Суперблакитним місяцем.</text:p>
            <text:p/>
            <text:p>Це – рідкісна подія. Повний місяць також особливий тим, що це об’єднання Супермісяця та блакитного місяця (термін не має нічого спільного з кольором), пише Space.</text:p>
            <text:p/>
            <text:p>Так місяць виглядав в Мексиці, Каліфорнії, Бразилії, Туреччині та Греції.</text:p>
          </table:table-cell>
          <table:table-cell office:value-type="string" calcext:value-type="string">
            <text:p>['Суперблакитним місяцем', 'Супермісяця', 'Мексиці', 'Каліфорнії', 'Бразилії', 'Туреччині', 'Греції']</text:p>
          </table:table-cell>
          <table:table-cell office:value-type="string" calcext:value-type="string">
            <text:p>['Мексиці', 'Каліфорнії', 'Бразилії', 'Туреччині', 'Греції']</text:p>
          </table:table-cell>
          <table:table-cell table:number-columns-repeated="16380"/>
        </table:table-row>
        <table:table-row table:style-name="ro8">
          <table:table-cell/>
          <table:table-cell office:value-type="string" calcext:value-type="string">
            <text:p>Школа №76 на Борщагівці отримала сучасний смарт клас. </text:p>
            <text:p/>
            <text:p>Це сталось завдяки міжнародній підтримці. Школі вже передали 16 ноутбуків з програмним забезпеченням, комп’ютерні мишки та килимки, а також навушники, — повідомили у Київраді.</text:p>
          </table:table-cell>
          <table:table-cell office:value-type="string" calcext:value-type="string">
            <text:p>['Борщагівці', 'Київраді']</text:p>
          </table:table-cell>
          <table:table-cell office:value-type="string" calcext:value-type="string">
            <text:p>['Борщагівці']</text:p>
          </table:table-cell>
          <table:table-cell table:number-columns-repeated="16380"/>
        </table:table-row>
        <table:table-row table:style-name="ro11">
          <table:table-cell/>
          <table:table-cell office:value-type="string" calcext:value-type="string">
            <text:p>❗З 25-го вересня в Києві вводяться перепустки нового формату на авто для пересування містом під час комендантської години.</text:p>
            <text:p/>
            <text:p>Заявки на отримання перепусток можна подавати з 4-го вересня до Центрального управління Військової служби правопорядку.</text:p>
            <text:p/>
            <text:p>“Система перепусток повинна систематично оновлюватися аби ними користувалися лише ті, хто відноситься до підрозділів сектору безпеки та оборони України,  критичної інфраструктури  міста  та органів державної влади. Нагадую, що ці перепустки заборонено розміщувати під склом авто або на іншому видному місці. Вони виключно пред’являються за вимогою правоохоронців чи військових. Згідно процедури, старі перепустки мають бути повернуті до Центрального управління Військової служби правопорядку. Мешканцям та гостям міста Києва нагадую - комендантська година є обов’язковою нормою в умовах воєнного стану. Тож будьте свідомими і не порушуйте правила. ”, - Сергій Попко, начальник КМВА.</text:p>
            <text:p/>
            <text:p>Підписатися    |    Запропонувати новину</text:p>
          </table:table-cell>
          <table:table-cell office:value-type="string" calcext:value-type="string">
            <text:p>['Києві', 'Києва']</text:p>
          </table:table-cell>
          <table:table-cell office:value-type="string" calcext:value-type="string">
            <text:p>['Києві', 'України', 'Києва']</text:p>
          </table:table-cell>
          <table:table-cell table:number-columns-repeated="16380"/>
        </table:table-row>
        <table:table-row table:style-name="ro4">
          <table:table-cell/>
          <table:table-cell office:value-type="string" calcext:value-type="string">
            <text:p>Блєдіни :</text:p>
            <text:p/>
            <text:p>Напрямок  руху ракет через Сумщину у напрямку Чернігівщини, вектор може змінюватися.</text:p>
          </table:table-cell>
          <table:table-cell office:value-type="string" calcext:value-type="string">
            <text:p>['Сумщину', 'Чернігівщини']</text:p>
          </table:table-cell>
          <table:table-cell office:value-type="string" calcext:value-type="string">
            <text:p>['Блєдіни', 'Сумщину', 'Чернігівщини']</text:p>
          </table:table-cell>
          <table:table-cell table:number-columns-repeated="16380"/>
        </table:table-row>
        <table:table-row table:style-name="ro12">
          <table:table-cell/>
          <table:table-cell office:value-type="string" calcext:value-type="string">
            <text:p>Оболонський суд присудив від 35 тис євро до 350 тисяч євро на кожного потерпілого внаслідок міжнародного злочину російської агресії! Вперше рішення суду прийнятне не тільки проти рф, але й проти її пособника Януковича Віктора Федоровича.</text:p>
            <text:p/>
            <text:p>30 серпня суддя Оболонського районного суду міста Києва Жук М.В. виніс знакове рішення про відшкодування моральної шкоди військовим-добровольцям та ВПО з Луганських та Донецьких областей.</text:p>
            <text:p/>
            <text:p>"Дане судове рішення є прикладом захисту свої прав для всіх потерпілих внаслідок міжнародного злочину російської агресії" - прокоментувала нашому каналу адвокатка позивачів Наталія Целовальніченко</text:p>
            <text:p/>
            <text:p>За словами адвокатки, звернутись з подібним позовом до росії та її пособників може кожен, чиї права порушені внаслідок російської агресії".</text:p>
            <text:p/>
            <text:p>В подальшому планується виконання подібних рішень судів в Україні та закордоном за рахунок російського майна та майна пособників рф.</text:p>
            <text:p/>
            <text:p>👉👉Запропонувати новину👈👈</text:p>
            <text:p/>
            <text:p>Підписатись на Дарниця Livе</text:p>
          </table:table-cell>
          <table:table-cell office:value-type="string" calcext:value-type="string">
            <text:p>['Луганських та Донецьких областей', 'Україні']</text:p>
          </table:table-cell>
          <table:table-cell office:value-type="string" calcext:value-type="string">
            <text:p>['Луганських та Донецьких областей', 'Україні', 'рф']</text:p>
          </table:table-cell>
          <table:table-cell table:number-columns-repeated="16380"/>
        </table:table-row>
        <table:table-row table:style-name="ro8">
          <table:table-cell/>
          <table:table-cell office:value-type="string" calcext:value-type="string">
            <text:p>‼️Київський регіон отримав найскромнішу в країні допомогу від ЄІБ - фінансування на 1 проект. </text:p>
            <text:p/>
            <text:p>Найбільше коштів передадуть до прифронтових Донецької та Херсонської областей, а також Чернігівської.</text:p>
          </table:table-cell>
          <table:table-cell office:value-type="string" calcext:value-type="string">
            <text:p>['Донецької та Херсонської областей', 'Чернігівської.']</text:p>
          </table:table-cell>
          <table:table-cell office:value-type="string" calcext:value-type="string">
            <text:p>['Донецької та Херсонської областей', 'Чернігівської']</text:p>
          </table:table-cell>
          <table:table-cell table:number-columns-repeated="16380"/>
        </table:table-row>
        <table:table-row table:style-name="ro13">
          <table:table-cell/>
          <table:table-cell office:value-type="string" calcext:value-type="string">
            <text:p>Протягом минулої доби на фронті відбулось 30 бойових зіткнень, – Генштаб ЗСУ.</text:p>
            <text:p/>
            <text:p>▪️Розпочався 557-й день широкомасштабної збройної агресії російської федерації. </text:p>
            <text:p/>
            <text:p>▪️Протягом доби відбулось 30 бойових зіткнень, противник вів безуспішні наступальні на Лиманському, Авдіївському та Мар’їнському напрямках. </text:p>
            <text:p/>
            <text:p>▪️Продовжується наступ українських військ на Мелітопольському напрямку. </text:p>
            <text:p/>
            <text:p>▪️Наша авіація за добу завдала 10 ударів по районам зосередження ворога та 3 – по ЗРК противника. Артилеристи уразили 6 районів зосередження окупантів, 12 артзасобів, 2 склади боєприпасів, 2 пункти управління та 1 ЗРК противника.</text:p>
          </table:table-cell>
          <table:table-cell office:value-type="string" calcext:value-type="string">
            <text:p>['Лиманському', 'Авдіївському', 'Мелітопольському напрямку']</text:p>
          </table:table-cell>
          <table:table-cell office:value-type="string" calcext:value-type="string">
            <text:p>['Лиманському', 'Авдіївському', 'Мар’їнському', 'Мелітопольському напрямку']</text:p>
          </table:table-cell>
          <table:table-cell table:number-columns-repeated="16380"/>
        </table:table-row>
        <table:table-row table:style-name="ro14">
          <table:table-cell/>
          <table:table-cell office:value-type="string" calcext:value-type="string">
            <text:p>​​Вимагали гроші з підприємців та підпалювали їхнє майно - перед судом постануть 6 учасників злочинної організації</text:p>
            <text:p> </text:p>
            <text:p>За процесуального керівництва Київської міської прокуратури завершено досудове розслідування та скеровано на розгляд суду обвинувальний акт у кримінальному провадженні щодо організатора та 5 членів злочинної організації «Лєшего» (ч. 5 ст. 255, ч. 2 ст. 255, ч. 4 ст. 28 ч. 4 ст. 189, ч. 4 ст. 28 ч. 2 ст. 194, ч. 3 ст. 362 КК України).</text:p>
            <text:p> </text:p>
            <text:p>Згідно з матеріалами слідства, учасники злочинної організації вимагали гроші з місцевих підприємців, а в разі відмови застосовували психологічний тиск, насилля, знищували майно та погрожували фізичною розправою.</text:p>
            <text:p> </text:p>
            <text:p>Організатор угруповання на прізвисько «Лєший» перебуває у статусі суб’єкта підвищеного злочинного впливу. </text:p>
            <text:p> </text:p>
            <text:p>Також до складу злочинної організації входило двоє російських громадян, один з яких перебуває під санкціями РНБО, та ще троє активних учасників. </text:p>
            <text:p> </text:p>
            <text:p>З метою вимагання у підприємця 70 тис доларів США учасники злочинної організації упродовж серпня – вересня 2021 року вчинили три підпали майна, що належить родині потерпілого, зокрема, автомобіля «Toyota Land Cruiser 200», ресторану та приміщення магазину, що здавалося в оренду.</text:p>
            <text:p> </text:p>
            <text:p>Організатору злочинної організації загрожує покарання до 15 років позбавлення волі з конфіскацією майна, членам злочинної організації – до 12 років позбавлення волі з конфіскацією майна.</text:p>
            <text:p> </text:p>
            <text:p>Викриття протиправної діяльності здійснювалося прокурорами спільно зі слідчими слідчого управління ГУ НП у місті Києві за оперативного супроводження СБ України.</text:p>
            <text:p> </text:p>
            <text:p>Примітка: відповідно до ч.1 ст. 62 Конституції України особа вважається невинуватою у вчиненні злочину і не може бути піддана кримінальному покаранню, доки її вину не буде доведено в законному порядку і встановлено обвинувальним вироком суду.</text:p>
            <text:p> </text:p>
            <text:p>Пресслужба Київської міської прокуратури</text:p>
            <text:p/>
            <text:p>👉👉Запропонувати новину👈👈</text:p>
            <text:p/>
            <text:p>Підписатись на Дарниця Livе</text:p>
          </table:table-cell>
          <table:table-cell office:value-type="string" calcext:value-type="string">
            <text:p>['Києві']</text:p>
          </table:table-cell>
          <table:table-cell office:value-type="string" calcext:value-type="string">
            <text:p>['США', 'Києві']</text:p>
          </table:table-cell>
          <table:table-cell table:number-columns-repeated="16380"/>
        </table:table-row>
        <table:table-row table:style-name="ro15">
          <table:table-cell/>
          <table:table-cell office:value-type="string" calcext:value-type="string">
            <text:p>⚡️Сьогодні день народження у КРЕЩАТИК 36 🎉</text:p>
            <text:p/>
            <text:p>Нам сьогодні, 31.08.2023, виповнюється рівно 3 роки🍾🎊</text:p>
            <text:p/>
            <text:p>Кожен день наша команда робить так, щоб вам було цікаво і корисно прожити цей день, розказує хто насправді керує Києвом, хто і як заробляє на міському бюджеті, даруємо аналітику комісій, сесій, розповідаємо про земельний дерибан, про смотрящих, еліту і бюджет, розкриваємо схеми і таємне життя посадовців в імʼя правди і справедливості.</text:p>
            <text:p/>
            <text:p>Ми любимо наш Київ, знаємо кожен закуток на Хрещатику 36 та говоримо те, про що всі мовчать.</text:p>
            <text:p/>
            <text:p>Шановні кияни, прихильники, будемо вдячні в честь подарунку до нашого дня народження зробити репост, чи написати про нас відзив-привітання у своєму пості в Фейсбук, Інстаграм, Тік Ток, або Телеграм - поставивши тег #телеграмканалкрещатик36 та посилання https://t.me/khreschatyk36. Потім кидайте посилання на свій пост, або його скріншот нам на пошту khreschatyk36@protonmail.com і ми опублікуємо Ваші добрі чи не дуже слова, а також через надійного та кмітливого посередника передамо символічний презент🥳</text:p>
            <text:p/>
            <text:p>P.S. Запропоновані листівки можете використовувати для своїх постів, чи робіть свої, бажано смішніші😅</text:p>
            <text:p/>
            <text:p>І цей, можете задонатити для ЗСУ на того, кому довіряєте🇺🇦</text:p>
            <text:p/>
            <text:p>І підписуйтесь, хто ще цього не зробив:</text:p>
            <text:p>@khreschatyk36</text:p>
          </table:table-cell>
          <table:table-cell office:value-type="string" calcext:value-type="string">
            <text:p>['Києвом', 'Київ', 'Хрещатику 36']</text:p>
          </table:table-cell>
          <table:table-cell office:value-type="string" calcext:value-type="string">
            <text:p>['КРЕЩАТИК', 'Києвом', 'Київ', 'Хрещатику']</text:p>
          </table:table-cell>
          <table:table-cell table:number-columns-repeated="16380"/>
        </table:table-row>
        <table:table-row table:style-name="ro16">
          <table:table-cell/>
          <table:table-cell office:value-type="string" calcext:value-type="string">
            <text:p>Нарешті!</text:p>
            <text:p>Коли пішло похолодання хтось схаменувся і дав команду поливати кущі і дерева. Це між будинками №16, 18, 20 по проспекту Володимира Івасюка.</text:p>
            <text:p/>
            <text:p>Також нас доповнюють оболонці, що поливають і по вул. Л.Лукʼяненка, 13. Поливають парк у внутрішньому дворі вже протягом трьох днів. Приїжджає цистерна прицепом.</text:p>
            <text:p/>
            <text:p>Це все добрі справи заради екології і збереження благоустрою👏</text:p>
            <text:p/>
            <text:p>Життя🫶Оболонь</text:p>
          </table:table-cell>
          <table:table-cell office:value-type="string" calcext:value-type="string">
            <text:p>['проспекту Володимира Івасюка', 'вул. Л.Лукʼяненка, 13']</text:p>
          </table:table-cell>
          <table:table-cell office:value-type="string" calcext:value-type="string">
            <text:p>['№16', 'проспекту Володимира Івасюка', 'вул. Л.Лукʼяненка, 13']</text:p>
          </table:table-cell>
          <table:table-cell table:number-columns-repeated="16380"/>
        </table:table-row>
        <table:table-row table:style-name="ro17">
          <table:table-cell/>
          <table:table-cell office:value-type="string" calcext:value-type="string">
            <text:p>Дівчинку зі складним онкологічним захворюванням кісток врятували в Охматдиті</text:p>
            <text:p/>
            <text:p>9 річна Стася — надзвичайно смілива та сильна пацієнтка Охматдиту. У неї остеосаркома — злоякісна пухлина, що походить з кісткової тканини. Почалося все з того, що дитина скаржилась на біль у плечовій кістці. Родина звернулася до спеціалістів. Стасі провели 7-годинну операцію, під час якої замінили уражену кістку здоровою та відновили кровопостачання. Дівчинку вже перевели у відділення, де вона знаходиться поряд із мамою і грається улюбленими іграшками.</text:p>
            <text:p/>
            <text:p>У відділенні мікрохірургії НДСЛ Охматдит провели вже 19 подібних операцій, та наші спеціалісти не планують на цьому зупинятися.</text:p>
            <text:p/>
            <text:p>🔷 Підписатися на Telegram | Instagram | Facebook | TikTok</text:p>
          </table:table-cell>
          <table:table-cell office:value-type="string" calcext:value-type="string">
            <text:p>[]</text:p>
          </table:table-cell>
          <table:table-cell office:value-type="string" calcext:value-type="string">
            <text:p>['Охматдиті']</text:p>
          </table:table-cell>
          <table:table-cell table:number-columns-repeated="16380"/>
        </table:table-row>
        <table:table-row table:style-name="ro16">
          <table:table-cell/>
          <table:table-cell office:value-type="string" calcext:value-type="string">
            <text:p>На Андріївському узвозі зупинили розбір історичного будинку</text:p>
            <text:p/>
            <text:p>Вчора там почали розбирати старовинний будинок Всеволода Тарнавського. Щоб зупинити ці роботи, заступник голови Департаменту охорони культурної спадщини КМДА склав відповідні звернення до Нацполіції. </text:p>
            <text:p/>
            <text:p>Керівництво департаменту врешті-решт видало припис щодо зупинення незаконних робіт на Андріївському узвозі, 26.</text:p>
            <text:p/>
            <text:p>Нагадаємо, що це вже не перша спроба розібрати будинок Тарнавського. Першу вдалося зупинити ще у вересні 2022 року.</text:p>
          </table:table-cell>
          <table:table-cell office:value-type="string" calcext:value-type="string">
            <text:p>['Андріївському узвозі', 'Андріївському узвозі, 26']</text:p>
          </table:table-cell>
          <table:table-cell office:value-type="string" calcext:value-type="string">
            <text:p>['Андріївському узвозі', 'Андріївському узвозі, 26', 'Тарнавського']</text:p>
          </table:table-cell>
          <table:table-cell table:number-columns-repeated="16380"/>
        </table:table-row>
        <table:table-row table:style-name="ro17">
          <table:table-cell/>
          <table:table-cell office:value-type="string" calcext:value-type="string">
            <text:p>Друзі!</text:p>
            <text:p/>
            <text:p>Нагадуємо, що сьогодні о 14:00 у Київському апеляційному суді відбудеться розгляд апеляційної скарги адвокатів трьох обвинувачених у вбивстві Олексія Щербини - добровольця та батька двох дітей, якого застрелили у дворі власного будинку.</text:p>
            <text:p/>
            <text:p>Минулий раз Голосіївський суд за допомогою Голосіївської прокуратури випустив двох співучасників вбивства під заставу у 20 тисяч доларів США.</text:p>
            <text:p/>
            <text:p>Саме так суд і прокуратура оцінила вартість життя наших Захисників.</text:p>
            <text:p/>
            <text:p>За інформацією від ЗМІ, щонайменше один з обвинувачених вже на свободі.</text:p>
            <text:p/>
            <text:p>Очікуємо сьогодні справедливого та адекватного рішення від апеляційного суду.</text:p>
          </table:table-cell>
          <table:table-cell office:value-type="string" calcext:value-type="string">
            <text:p>[]</text:p>
          </table:table-cell>
          <table:table-cell office:value-type="string" calcext:value-type="string">
            <text:p>['США']</text:p>
          </table:table-cell>
          <table:table-cell table:number-columns-repeated="16380"/>
        </table:table-row>
        <table:table-row table:style-name="ro3">
          <table:table-cell/>
          <table:table-cell office:value-type="string" calcext:value-type="string">
            <text:p>В Ірпені через капремонт дороги перекриють частину Гостомельського шосе.</text:p>
            <text:p/>
            <text:p>Починаючи з наступного тижня в Ірпені на Київщині розпочнуть капремонт дороги від перехрестя вулиць Котляревського та Северинівської до Гостомеля.</text:p>
            <text:p/>
            <text:p>🚨У зв’язку з цим 6 вересня на ділянці, де вестимуться роботи, повністю перекриють Гостомельське шосе.</text:p>
          </table:table-cell>
          <table:table-cell office:value-type="string" calcext:value-type="string">
            <text:p>['Ірпені', 'Гостомельського шосе', 'Ірпені', 'Київщині', 'Котляревського', 'Гостомеля', 'Гостомельське шосе']</text:p>
          </table:table-cell>
          <table:table-cell office:value-type="string" calcext:value-type="string">
            <text:p>['Ірпені', 'Гостомельського шосе', 'Ірпені', 'Київщині', 'Котляревського', 'Северинівської', 'Гостомеля', 'Гостомельське шосе']</text:p>
          </table:table-cell>
          <table:table-cell table:number-columns-repeated="16380"/>
        </table:table-row>
        <table:table-row table:style-name="ro8">
          <table:table-cell/>
          <table:table-cell office:value-type="string" calcext:value-type="string">
            <text:p>🚀Україна модифікувала протикорабельні ракети «Нептун» для ураження наземних цілей</text:p>
            <text:p/>
            <text:p>Вони зможуть долітати до москви та інших віддалених точок рф, повідомляють у The War Zone з посиланням на представника Міноборони України.</text:p>
          </table:table-cell>
          <table:table-cell office:value-type="string" calcext:value-type="string">
            <text:p>[]</text:p>
          </table:table-cell>
          <table:table-cell office:value-type="string" calcext:value-type="string">
            <text:p>['Україна', 'москви', 'рф']</text:p>
          </table:table-cell>
          <table:table-cell table:number-columns-repeated="16380"/>
        </table:table-row>
        <table:table-row table:style-name="ro18">
          <table:table-cell/>
          <table:table-cell office:value-type="string" calcext:value-type="string">
            <text:p>«Лети, Соколе…»: у Києві попрощались із загиблим на війні депутатом Київради Сергієм Ільницьким</text:p>
            <text:p/>
            <text:p>Життя 53-річного захисника з позивним «Сокіл» обірвалось минулого тижня на Донбасі, під селищем Курдюмівка.</text:p>
            <text:p/>
            <text:p>У лавах військових Сергій Ільницький був 23 роки. А від квітня цього року він поєднував захист Батьківщини з депутатством у Київраді. </text:p>
            <text:p/>
            <text:p>Після прощання у Михайлівському соборі, Герою віддали честь в центрі міста. Люди пройшли ходою від Михайлівського собору до Майдану Незалежності, де і пройшла церемонія прощання з Ільницьким. Кортеж з труною супроводжували під вигуки «Герою тричі Слава!». Хтось вигукував: «Лети, Соколе…».</text:p>
            <text:p/>
            <text:p>Більше читайте на сайті "Вечірнього Києва"</text:p>
            <text:p/>
            <text:p>📷 Олексій Самсонов</text:p>
            <text:p/>
            <text:p>🔷 Підписатися на Telegram | Instagram | Facebook | TikTok</text:p>
          </table:table-cell>
          <table:table-cell office:value-type="string" calcext:value-type="string">
            <text:p>['Києві', 'Донбасі', 'Курдюмівка', 'Київраді', 'Михайлівському соборі', 'Михайлівського собору', 'Майдану Незалежності']</text:p>
          </table:table-cell>
          <table:table-cell office:value-type="string" calcext:value-type="string">
            <text:p>['Соколе', 'Києві', 'Донбасі', 'Курдюмівка', 'Київраді', 'Михайлівському соборі', 'Михайлівського собору', 'Майдану Незалежності']</text:p>
          </table:table-cell>
          <table:table-cell table:number-columns-repeated="16380"/>
        </table:table-row>
        <table:table-row table:style-name="ro2">
          <table:table-cell/>
          <table:table-cell office:value-type="string" calcext:value-type="string">
            <text:p>«Джус» буде завжди з командою в строю та допомагатиме закінчити війну на нашу користь, упевнені побратими пілота-легенди. І це не зайвий пафос!</text:p>
            <text:p/>
            <text:p>Майстерність «Джуса» була високою, він міг уражати такі невеликі цілі як розвідувальний ворожий дрон «Орлан», який на фоні МіГ-29 здається мікроскопічним.</text:p>
            <text:p/>
            <text:p>У Києві попрощалися із майором Андрієм Пільщиковим. Це звання йому присвоїли посмартно сьогодні. </text:p>
            <text:p/>
            <text:p>Як справа Андрія наближала передачу літаків F-16 Україні та чим ділилися присутні на прощанні друзі й родина про «Джуса» читайте у матеріалі "Вечірнього Києва"</text:p>
            <text:p/>
            <text:p>Герої не вмирають!</text:p>
            <text:p/>
            <text:p>🔷 Підписатися на Telegram | Instagram | Facebook | TikTok</text:p>
          </table:table-cell>
          <table:table-cell office:value-type="string" calcext:value-type="string">
            <text:p>['Києві']</text:p>
          </table:table-cell>
          <table:table-cell office:value-type="string" calcext:value-type="string">
            <text:p>['Києві', 'Україні', 'Києва']</text:p>
          </table:table-cell>
          <table:table-cell table:number-columns-repeated="16380"/>
        </table:table-row>
        <table:table-row table:style-name="ro19">
          <table:table-cell/>
          <table:table-cell office:value-type="string" calcext:value-type="string">
            <text:p>🏥Департамент регіонального розвитку Київської облдержадміністрації замовив реконструкції Іванківської центральної райлікарні.</text:p>
            <text:p/>
            <text:p>🫣Вказана реконструкція почалася майже два роки тому та вже обійшлася в понад 3 млн гривень.</text:p>
            <text:p/>
            <text:p>🖌Новий договір в облдержадміністрації підписали з дніпровським ТОВ “СК “Стройінвест”, яке до кінця наступного року повинно буде добудувати в медзакладі ліфтову шахту та облаштувати протирадіаційне укриття.</text:p>
          </table:table-cell>
          <table:table-cell office:value-type="string" calcext:value-type="string">
            <text:p>[]</text:p>
          </table:table-cell>
          <table:table-cell office:value-type="string" calcext:value-type="string">
            <text:p>['Іванківської центральної райлікарні']</text:p>
          </table:table-cell>
          <table:table-cell table:number-columns-repeated="16380"/>
        </table:table-row>
        <table:table-row table:style-name="ro20">
          <table:table-cell/>
          <table:table-cell office:value-type="string" calcext:value-type="string">
            <text:p>Київ Цифровий отримав відзнаку престижної американської премії Globee Business Awards 📲</text:p>
            <text:p/>
            <text:p>Міський застосунок здобув золото в номінації Startup Achievement of the Year за розвиток е-демократії та цифрових сервісів.</text:p>
            <text:p/>
            <text:p>Globee Business Awards — щорічна американська нагорода, яка відзначає кращі світові бізнеси та їхні досягнення в одинадцяти програмах і конкурсах.</text:p>
            <text:p/>
            <text:p>🔷 Підписатися на Telegram | Instagram | Facebook | TikTok</text:p>
          </table:table-cell>
          <table:table-cell office:value-type="string" calcext:value-type="string">
            <text:p>[]</text:p>
          </table:table-cell>
          <table:table-cell office:value-type="string" calcext:value-type="string">
            <text:p>['Київ Цифровий']</text:p>
          </table:table-cell>
          <table:table-cell table:number-columns-repeated="16380"/>
        </table:table-row>
        <table:table-row table:style-name="ro3">
          <table:table-cell/>
          <table:table-cell office:value-type="string" calcext:value-type="string">
            <text:p>Ми продовжуємо знайомити вас із цікавими гастролокаціями Києва😋</text:p>
            <text:p/>
            <text:p>Цього разу розповідаємо про заклади, що розташовані в районі Золотих Воріт, Рейтарської та Пейзажної алеї 🍽️</text:p>
            <text:p/>
            <text:p>Тут вам і модні хіптерські кав’ярні, і вишукані ресторани, й різноманітні кафе та бари з відповідністю ціни та якості.</text:p>
          </table:table-cell>
          <table:table-cell office:value-type="string" calcext:value-type="string">
            <text:p>['Золотих Воріт', 'Рейтарської та Пейзажної алеї']</text:p>
          </table:table-cell>
          <table:table-cell office:value-type="string" calcext:value-type="string">
            <text:p>['Києва', 'Золотих Воріт', 'Рейтарської', 'Пейзажної алеї']</text:p>
          </table:table-cell>
          <table:table-cell table:number-columns-repeated="16380"/>
        </table:table-row>
        <table:table-row table:style-name="ro6">
          <table:table-cell/>
          <table:table-cell office:value-type="string" calcext:value-type="string">
            <text:p>Я вирішив провести заміну міністра оборони України — Зеленський.</text:p>
            <text:p/>
            <text:p>Очолити Міністерство має Рустем Умєров</text:p>
          </table:table-cell>
          <table:table-cell office:value-type="string" calcext:value-type="string">
            <text:p>[]</text:p>
          </table:table-cell>
          <table:table-cell office:value-type="string" calcext:value-type="string">
            <text:p>['України']</text:p>
          </table:table-cell>
          <table:table-cell table:number-columns-repeated="16380"/>
        </table:table-row>
        <table:table-row table:style-name="ro6">
          <table:table-cell/>
          <table:table-cell office:value-type="string" calcext:value-type="string">
            <text:p>У Києво-Печерській лаврі почали оцифровувати Успенський собор💒</text:p>
            <text:p/>
            <text:p>3D-сканування архітектурних пам’яток проводять для їх захисту під час війни.</text:p>
          </table:table-cell>
          <table:table-cell office:value-type="string" calcext:value-type="string">
            <text:p>['Києво-Печерській лаврі']</text:p>
          </table:table-cell>
          <table:table-cell office:value-type="string" calcext:value-type="string">
            <text:p>['Києво', 'Печерській лаврі', 'Успенський собор']</text:p>
          </table:table-cell>
          <table:table-cell table:number-columns-repeated="16380"/>
        </table:table-row>
        <table:table-row table:style-name="ro3">
          <table:table-cell/>
          <table:table-cell office:value-type="string" calcext:value-type="string">
            <text:p>паблік Брянську просив надсилати їм фото та відео.</text:p>
            <text:p/>
            <text:p>А їм прислали «мопед» </text:p>
            <text:p/>
            <text:p>😀</text:p>
            <text:p/>
            <text:p>@lossolomas_kyiv</text:p>
          </table:table-cell>
          <table:table-cell office:value-type="string" calcext:value-type="string">
            <text:p>[]</text:p>
          </table:table-cell>
          <table:table-cell office:value-type="string" calcext:value-type="string">
            <text:p>['Брянську']</text:p>
          </table:table-cell>
          <table:table-cell table:number-columns-repeated="16380"/>
        </table:table-row>
        <table:table-row table:style-name="ro19">
          <table:table-cell/>
          <table:table-cell office:value-type="string" calcext:value-type="string">
            <text:p>Київська міська прокуратура розпочала розслідування загибелі двох чоловіків внаслідок нічної атаки росіян</text:p>
            <text:p/>
            <text:p>Розслідування розпочали за фактом порушення законів та звичаїв війни, поєднаного з умисним вбивством. На місцях подій правоохоронці проводять огляди та документують чергові воєнні злочини рф. Досудове розслідування проводить ГУ СБУ в м. Києві та Київській області.</text:p>
            <text:p/>
            <text:p>🔷 Підписатися на Telegram | Instagram | Facebook | TikTok</text:p>
          </table:table-cell>
          <table:table-cell office:value-type="string" calcext:value-type="string">
            <text:p>['Києві', 'Київській області']</text:p>
          </table:table-cell>
          <table:table-cell office:value-type="string" calcext:value-type="string">
            <text:p>['рф', 'Києві', 'Київській області']</text:p>
          </table:table-cell>
          <table:table-cell table:number-columns-repeated="16380"/>
        </table:table-row>
        <table:table-row table:style-name="ro8">
          <table:table-cell/>
          <table:table-cell office:value-type="string" calcext:value-type="string">
            <text:p>📣🚎 Комунальний транспорт Івано-Франківська «заговорить» голосом Андруховича</text:p>
            <text:p/>
            <text:p>Востаннє зупинки на маршрутах озвучували кілька років тому, але відтоді назви багатьох вулиць та зупинок змінилися.</text:p>
          </table:table-cell>
          <table:table-cell office:value-type="string" calcext:value-type="string">
            <text:p>[]</text:p>
          </table:table-cell>
          <table:table-cell office:value-type="string" calcext:value-type="string">
            <text:p>['Івано', '-Франківська']</text:p>
          </table:table-cell>
          <table:table-cell table:number-columns-repeated="16380"/>
        </table:table-row>
        <table:table-row table:style-name="ro21">
          <table:table-cell/>
          <table:table-cell office:value-type="string" calcext:value-type="string">
            <text:p>📌Інформуємо про найближчі зміни в організації дорожнього руху та роботі громадського транспорту</text:p>
            <text:p/>
            <text:p>🚌Із суботи тимчасово внесуть зміни у шлях слідування автобусного маршруту №41д.</text:p>
            <text:p/>
            <text:p>❕Зміни у схемі руху відбуваються з метою вивчення пасажиропотоку і прийняття подальших рішень щодо реорганізації маршрутної мережі.</text:p>
          </table:table-cell>
          <table:table-cell office:value-type="string" calcext:value-type="string">
            <text:p>[]</text:p>
          </table:table-cell>
          <table:table-cell office:value-type="string" calcext:value-type="string">
            <text:p>['№41д']</text:p>
          </table:table-cell>
          <table:table-cell table:number-columns-repeated="16380"/>
        </table:table-row>
        <table:table-row table:style-name="ro15">
          <table:table-cell/>
          <table:table-cell office:value-type="string" calcext:value-type="string">
            <text:p>🍎🛒 12 найнезвичніших тематичних «Сільпо» з усієї України</text:p>
            <text:p/>
            <text:p>Підвішені дирижабль чи кабріолет над відділом овочів, стіни з рецептами вишневих страв, чи світ ігор S.T.A.L.K.E.R. посеред продуктових полиць. Ми зібрали найцікавіші супермаркети мережі. </text:p>
            <text:p/>
            <text:p>Неопластицизм</text:p>
            <text:p>📍м. Калуш, майд. Шептицького,7</text:p>
            <text:p/>
            <text:p>Дизайн «Сільпо» використовує прості фігури, прямі лінії та виключно п’ять кольорів. На вході відвідувачі побачать портрети Піта Мондріана та Ів Сен-Лорана. Тут також впровадили електронні цінники.</text:p>
            <text:p/>
            <text:p>Назад у стімпанк майбутнє</text:p>
            <text:p>📍м. Вишгород, вул. Набережна,11</text:p>
            <text:p/>
            <text:p>Головним арт-об’єктом є дирижабль над відділом овочів. </text:p>
            <text:p/>
            <text:p>2019 року цей «Сільпо» потрапив до переліку кращих супермаркетів Європи за версією European Supermarket Magazine. </text:p>
            <text:p/>
            <text:p>Вишеньки на вишеньці</text:p>
            <text:p>📍м. Вінниця, вул. Келецька,121</text:p>
            <text:p/>
            <text:p>Відвідувачів «Сільпо» зустрічає бог Вішну – статуя з багатьма руками, що тримають вишні. Над відділом овочів та фруктів підвішений кабріолет вишневого кольору та Остап Вишня.</text:p>
            <text:p/>
            <text:p>Читайте далі за посиланням</text:p>
          </table:table-cell>
          <table:table-cell office:value-type="string" calcext:value-type="string">
            <text:p>['України', 'Вишгород', 'вул. Набережна,11', 'Європи', 'Вінниця', 'вул. Келецька,121']</text:p>
          </table:table-cell>
          <table:table-cell office:value-type="string" calcext:value-type="string">
            <text:p>['України', 'Калуш', 'Вишгород', 'вул. Набережна,11\n', 'Європи', 'Вінниця', 'вул. Келецька,121\n']</text:p>
          </table:table-cell>
          <table:table-cell table:number-columns-repeated="16380"/>
        </table:table-row>
        <table:table-row table:style-name="ro8">
          <table:table-cell/>
          <table:table-cell office:value-type="string" calcext:value-type="string">
            <text:p>🚧Із 1 вересня перекриють дорогу вулицею Князів Острозьких на ділянці від вул. Омеляновича-Павленка до вул. Івана Мазепи в напрямку ст. м. “Арсенальна”.</text:p>
            <text:p/>
            <text:p>Як змінять маршрут тролейбуси.</text:p>
          </table:table-cell>
          <table:table-cell office:value-type="string" calcext:value-type="string">
            <text:p>['Князів Острозьких', 'вул. Омеляновича-Павленка', 'вул. Івана Мазепи']</text:p>
          </table:table-cell>
          <table:table-cell office:value-type="string" calcext:value-type="string">
            <text:p>['вулицею Князів Острозьких', 'вул. Омеляновича', 'Павленка', 'вул. Івана Мазепи', 'ст. м. “Арсенальна”']</text:p>
          </table:table-cell>
          <table:table-cell table:number-columns-repeated="16380"/>
        </table:table-row>
        <table:table-row table:style-name="ro6">
          <table:table-cell/>
          <table:table-cell office:value-type="string" calcext:value-type="string">
            <text:p>Оболонь без купюр.</text:p>
            <text:p/>
            <text:p>Життя🫶Оболонь</text:p>
          </table:table-cell>
          <table:table-cell office:value-type="string" calcext:value-type="string">
            <text:p>[]</text:p>
          </table:table-cell>
          <table:table-cell office:value-type="string" calcext:value-type="string">
            <text:p>['Оболонь']</text:p>
          </table:table-cell>
          <table:table-cell table:number-columns-repeated="16380"/>
        </table:table-row>
        <table:table-row table:style-name="ro19">
          <table:table-cell/>
          <table:table-cell office:value-type="string" calcext:value-type="string">
            <text:p>Хочемо подякувати всьому освітянському колективу Оболонського району за чудовий початок учбового та дошкільного процесу. Неймовірні лінійки, перші дзвоники, професійні навчальні програми, патріотичне виховання та уважне відношення до усіх процесів, до кожної дитини, до батьків. Наші директора навчальних закладів, педколективи, вихователі та вся загалом освітянська родина надзвичайно круті💪📚🇺🇦 Шана Вам, щира подяка і наснаги побільше! Слава Україні💙💛</text:p>
            <text:p/>
            <text:p>Життя🫶Оболонь</text:p>
          </table:table-cell>
          <table:table-cell office:value-type="string" calcext:value-type="string">
            <text:p>['Оболонського району']</text:p>
          </table:table-cell>
          <table:table-cell office:value-type="string" calcext:value-type="string">
            <text:p>['Оболонського району', 'Україні']</text:p>
          </table:table-cell>
          <table:table-cell table:number-columns-repeated="16380"/>
        </table:table-row>
        <table:table-row table:style-name="ro22">
          <table:table-cell/>
          <table:table-cell office:value-type="string" calcext:value-type="string">
            <text:p>😍У Добропарку можна створити свій авторський міксбордер та представити його всій Україні</text:p>
            <text:p/>
            <text:p>Добропарк надасть локацію розміром 1,80 х 10-15 метрів для презентації міксбордера злакових та багаторічників.</text:p>
            <text:p/>
            <text:p>Також забезпечать і певною сумою, як для підтримки на закупку посадкових матеріалів.</text:p>
            <text:p/>
            <text:p>Гарантованих 3 роки демонстрації локації на території Добропарку, де обов’язково будуть таблички з QR-кодом, щоб дізнатись більше інформації про авторів.</text:p>
            <text:p/>
            <text:p>Для реєстрації можна писати на пошту dobropark.ua@gmail.com</text:p>
            <text:p>ㅤ</text:p>
          </table:table-cell>
          <table:table-cell office:value-type="string" calcext:value-type="string">
            <text:p>['Україні', 'Добропарку']</text:p>
          </table:table-cell>
          <table:table-cell office:value-type="string" calcext:value-type="string">
            <text:p>['Добропарку', 'Україні', 'Добропарку']</text:p>
          </table:table-cell>
          <table:table-cell table:number-columns-repeated="16380"/>
        </table:table-row>
        <table:table-row table:style-name="ro1">
          <table:table-cell/>
          <table:table-cell office:value-type="string" calcext:value-type="string">
            <text:p>Осокорки, Лос Соломас дякує🫂💪🏼</text:p>
          </table:table-cell>
          <table:table-cell office:value-type="string" calcext:value-type="string">
            <text:p>[]</text:p>
          </table:table-cell>
          <table:table-cell office:value-type="string" calcext:value-type="string">
            <text:p>['Осокорки', 'Лос Соломас']</text:p>
          </table:table-cell>
          <table:table-cell table:number-columns-repeated="16380"/>
        </table:table-row>
        <table:table-row table:style-name="ro1">
          <table:table-cell/>
          <table:table-cell office:value-type="string" calcext:value-type="string">
            <text:p>«Першотравень» на пл. Калiнiна (Майдан), 1970-тi</text:p>
          </table:table-cell>
          <table:table-cell office:value-type="string" calcext:value-type="string">
            <text:p>['Майдан']</text:p>
          </table:table-cell>
          <table:table-cell office:value-type="string" calcext:value-type="string">
            <text:p>['пл. Калiнiна', 'Майдан']</text:p>
          </table:table-cell>
          <table:table-cell table:number-columns-repeated="16380"/>
        </table:table-row>
        <table:table-row table:style-name="ro23">
          <table:table-cell/>
          <table:table-cell office:value-type="string" calcext:value-type="string">
            <text:p>​​Крюківський вагонобудівний завод виграв тендер на поставку потягів метро для Києва, у Парижі заборонили роботу шерінгових сервісів електросамокатів, а в Сан-Франциско компанія безпілотних таксі була змушена зменшити випуск автопарку на вулиці після нещасних випадків з її машинами. Детальніше - в дайджесті цікавих новин за минулий тиждень від Про Мобільності. </text:p>
            <text:p/>
            <text:p>🚇 ПАТ "Крюківський вагонобудівний завод" оголошений переможцем тендеру на 79 мільйонів євро на поставку потягів та комплектуючих для КП "Київський метрополітен". </text:p>
            <text:p/>
            <text:p>Як повідомляє Бізнес Цензор, пропозиція вітчизняного виробника відповідала вимогам ЄБРР, а також виявилась на 37% дешевшою за пропозицію іншого учасника - компанії Skoda. КВБЗ пропонує метропоїзди довжиною 97 метрів, конструкційною швидкістю 90 км/год, загальною місткістю в 1650 людей та потенційно - 50 роками служби. </text:p>
            <text:p/>
            <text:p>Потяг складатиметься з 3 моторних та 2 причіпних вагонів, що матимуть герметичні переходи (потяг-"труба"), тобто в них можна буде переміщуватись всередині між вагонами. Також у вагонах передбачено два місця, спеціально обладнаних під пасажирів у кріслі колісному. Наступний крок процесу - робота з укладанням контракту, після якої запуститься процес виготовлення та відповідно передачі замовнику вагонів (а також запчастин, витратних матеріалів, устаткування та інструментів для обслуговування). </text:p>
            <text:p/>
            <text:p>🛴 У Парижі з 1 вересня з вулиць зникнуть сервіси шерінгу електросамокатів.</text:p>
            <text:p/>
            <text:p>В місті ухвалили рішення не продовжувати контракти з трьома приватними операторами, що надавали такі послуги. До 31 серпня вони мусять забрати з вулиць свої електросамокати (за даними Олексія Кушки, це близько 15 тисяч засобів). Іронічно, що при цьому Париж був одним з перших міст де такі сервіси почали діяльність.</text:p>
            <text:p/>
            <text:p>Рішення прийняте за результатами референдума серед містян. Близько 90% учасників референдума проголосували за заборону діяльності цих сервісів на вулицях міста. Але є нюанс за який критикують таке рішення - з 1,38 мільйонів людей в електронному реєстрі міста, в референдумі взяло участь близько 103 тисяч. Тобто проти висловилось 91,3 тисячі парижан, тож фактично це рішення 6% містян. </text:p>
            <text:p/>
            <text:p>🚕 У Сан-Франциско один з сервісів безпілотних таксі змушений вдвічі зменшити кількість машин на вулицях після двох нещодавніх аварій за участю таксі.</text:p>
            <text:p/>
            <text:p>Цьому передувало те, що на другому тижні серпня двом конкуруючим сервісам безпілотних таксі - Cruise та Waymo - дозволили працювати в місті. В свою чергу, перед цим сервіси пройшли випробувальний період, і пережили велику дискусію між прихильниками та противниками рішення. Попри низку переваг, про які говорять оператори - надійність, зручність, дешевизна, уникнення ризиків від сумнівної поведінки водія - основним занепокоєнням опонентів було питання безпеки. Зокрема начальник пожежної служби зазначав що у роботаксі є відчутний недолік заважати роботі екстрених служб (55 випадків за тестовий період). </text:p>
            <text:p/>
            <text:p>І вже за півтора тижні після підтвердження дозволу у роботаксі перевізника Cruise сталось дві аварії поспіль саме через неврахування траєкторій руху машин екстрених служб. Відповідно Cruise погодився вдвічі зменшити парк що працює на вулицях на час розслідування і спроб усунути причини таких випадків. Попередньо експерти вважають що попри закладені механізми вирізнення машин екстрених служб, сирену не одразу відрізнили від загального міського шуму, і за рахунок того що машина екстреної служби об'їжджала по зустрічній - автопілот не встиг коректно спрогнозувати траєкторію руху і надто пізно ідентифікував ризик зіткнення. </text:p>
            <text:p/>
            <text:p>Слідкуємо за безпілотним експериментом в Сан-Франциско і далі, підозрюємо це не остання новина на цю тему... </text:p>
            <text:p/>
            <text:p>#про_тиждень </text:p>
            <text:p>Ілюстрація: безпілотне таксі Cruise.</text:p>
          </table:table-cell>
          <table:table-cell office:value-type="string" calcext:value-type="string">
            <text:p>['Києва', 'Парижі', 'Сан-Франциско', 'Парижі']</text:p>
          </table:table-cell>
          <table:table-cell office:value-type="string" calcext:value-type="string">
            <text:p>['Києва', 'Парижі', 'Сан-Франциско', 'Парижі', 'Париж', 'Сан-Франциско', 'Сан-Франциско']</text:p>
          </table:table-cell>
          <table:table-cell table:number-columns-repeated="16380"/>
        </table:table-row>
        <table:table-row table:style-name="ro24">
          <table:table-cell/>
          <table:table-cell office:value-type="string" calcext:value-type="string">
            <text:p>#нампишуть В ТРЦ Проспект повідомили про замінування Ашану. Магазин закрили, відвідувачів попросили залишити приміщення</text:p>
            <text:p/>
            <text:p>Перевіряємо інформацію</text:p>
            <text:p>ㅤ</text:p>
            <text:p>Хто на місці - пишіть нам  @novosti_kieva_bot</text:p>
          </table:table-cell>
          <table:table-cell office:value-type="string" calcext:value-type="string">
            <text:p>['ТРЦ Проспект', 'Ашану']</text:p>
          </table:table-cell>
          <table:table-cell office:value-type="string" calcext:value-type="string">
            <text:p>[]</text:p>
          </table:table-cell>
          <table:table-cell table:number-columns-repeated="16380"/>
        </table:table-row>
        <table:table-row table:style-name="ro17">
          <table:table-cell/>
          <table:table-cell office:value-type="string" calcext:value-type="string">
            <text:p>Відбулося передвідкриття нової книгарні Readeat, однієї з найбільших книжкових крамниць Києва та всієї України. Тож маємо нагоду поділитися цікавими фактами про цей простір:</text:p>
            <text:p/>
            <text:p>🐈 Логотип Readeat містить зображення кота, що пірнає. Ця ідея належить синові власника книгарні Дмитра Феліксова;</text:p>
            <text:p> 💿 Інтер’єри Readeat мають чимало антикварних речей, рояль для музичних та поетичних вечорів і скляний міст. На окремому стелажу є вінілові платівки;</text:p>
            <text:p>✨ Один із залів називається «Вітальня Грифіндора», бо родина Дмитра фанати «Гаррі Поттера»;</text:p>
            <text:p/>
            <text:p>Через відео можна перейняти атмосферу закладу і почути від засновника книгарні - чому ж варто відвідати Readeat👀</text:p>
            <text:p/>
            <text:p>🔷 Підписатися на Telegram | Instagram | Facebook | TikTok</text:p>
          </table:table-cell>
          <table:table-cell office:value-type="string" calcext:value-type="string">
            <text:p>['Києва', 'України']</text:p>
          </table:table-cell>
          <table:table-cell office:value-type="string" calcext:value-type="string">
            <text:p>['Києва', 'України', 'Вітальня Грифіндора']</text:p>
          </table:table-cell>
          <table:table-cell table:number-columns-repeated="16380"/>
        </table:table-row>
        <table:table-row table:style-name="ro1">
          <table:table-cell/>
          <table:table-cell office:value-type="string" calcext:value-type="string">
            <text:p>Гол на території рф 👌</text:p>
          </table:table-cell>
          <table:table-cell office:value-type="string" calcext:value-type="string">
            <text:p>[]</text:p>
          </table:table-cell>
          <table:table-cell office:value-type="string" calcext:value-type="string">
            <text:p>['рф']</text:p>
          </table:table-cell>
          <table:table-cell table:number-columns-repeated="16380"/>
        </table:table-row>
        <table:table-row table:style-name="ro25">
          <table:table-cell/>
          <table:table-cell office:value-type="string" calcext:value-type="string">
            <text:p>‼️Сьогодні через проведення ярмарків змінять маршрути автобусів №№ 6, 34-ТР, 44, 49, 61, 87, 95 та тролейбусів № 37-А</text:p>
          </table:table-cell>
          <table:table-cell office:value-type="string" calcext:value-type="string">
            <text:p>[]</text:p>
          </table:table-cell>
          <table:table-cell office:value-type="string" calcext:value-type="string">
            <text:p>['№№ 6']</text:p>
          </table:table-cell>
          <table:table-cell table:number-columns-repeated="16380"/>
        </table:table-row>
        <table:table-row table:style-name="ro26">
          <table:table-cell/>
          <table:table-cell office:value-type="string" calcext:value-type="string">
            <text:p>Івано-Франківськ купив ще 3 вживаних тролейбуси та 8 автобусів</text:p>
            <text:p/>
            <text:p>В липні КП “ЕАТ” підписало договір на постачання трьох низькопідлогових тролейбусів Volvo 7000 AT, що були у використанні. </text:p>
            <text:p/>
            <text:p>Вартість одного тролейбуса склала 2 млн. гривень. Ці машини раніше експлуатувались в австрійському місті Лінц, де їх замінили триланкові тролейбуси Van Hool Exqui.City 24Т, а весь парк Volvo опинився в Івано-Франківську та поступово викуповується місцевим перевізником.</text:p>
            <text:p/>
            <text:p>Наразі місто вже експлуатує 4 подібних тролейбуса.</text:p>
            <text:p/>
            <text:p>Окрім тролейбусів, Івано-Франківськ придбав 8 вживаних низькопідлогових дизельних автобусів Solaris Urbino 12 IV з Польщі, які вчора презентував мер міста.</text:p>
            <text:p/>
            <text:p>Ці автобуси побудовані у 2016 році та до 2019 року експлуатувались в місті Jastrzębie-Zdrój, після чого були на зберіганні. Завдяки цьому, машини досі в хорошому стані та мають невеликий пробіг, як на свій вік. </text:p>
            <text:p/>
            <text:p>Вартість одного автобуса склала 7 860 000 грн. По прибуттю в Івано-Франківськ, автобусам провели зовнішній косметичний ремонт та перефарбували в альтернативний варіант міської лівреї.</text:p>
            <text:p/>
            <text:p>Джерело: Alltransua</text:p>
          </table:table-cell>
          <table:table-cell office:value-type="string" calcext:value-type="string">
            <text:p>['Івано-Франківськ', 'Лінц', 'Івано-Франківську', 'Івано-Франківськ', 'Польщі', 'Івано-Франківськ']</text:p>
          </table:table-cell>
          <table:table-cell office:value-type="string" calcext:value-type="string">
            <text:p>['Івано', 'Франківськ', 'Лінц', 'Івано', '-Франківську', 'Івано', 'Франківськ', 'Польщі', 'Jastrzębie', 'Zdrój', 'Івано', '-Франківськ']</text:p>
          </table:table-cell>
          <table:table-cell table:number-columns-repeated="16380"/>
        </table:table-row>
        <table:table-row table:style-name="ro27">
          <table:table-cell/>
          <table:table-cell office:value-type="string" calcext:value-type="string">
            <text:p>​Наєв попередив про можливе збільшення російських військ у Білорусі під приводом навчань</text:p>
            <text:p/>
            <text:p>Росія вивела усі свої війська з Білорусі та перекинула на Куп’янський напрямок. </text:p>
            <text:p/>
            <text:p>Водночас у вересні заплановані навчання, що може стати приводом для нарощування військової присутності.</text:p>
            <text:p/>
            <text:p>"Обстановка на кордоні з Білоруссю повністю нами контролюється. Різких змін не передбачається. На даний час російський наземний компонент у повному складі виведений з Білорусі та перебуває у складі резерву об’єднаного угруповання військ РФ, частини якого ведуть наступ на Куп’янському/Лиманському напрямку", - зазначив він.</text:p>
            <text:p/>
            <text:p>В той же час, у вересні ц.р. на території Білорусі заплановано проведення ряду спільних навчань ОДКБ ("Ешелон", "Поиск", "Взаимодействие"), які можуть бути використані як легітимізація нарощування військової присутності, повідомив Наєв.</text:p>
            <text:p/>
            <text:p>"Враховуючи, що Росія так і не досягла стратегічних цілей, в подальшому не виключається пошук нових приводів поновлення активних дій з північного напрямку. Отже організація провокацій та проведення диверсій на українсько-білоруському кордоні - не виключається", - додав генерал.</text:p>
            <text:p/>
            <text:p>Разом з тим, на теперішній час ознак формування ударних угруповань в смузі ОСУВ "Північ" не викрито. Наявний комплект військ прикриття збройних сил Білорусі та угруповання прикриття ДК зі складу угруповання "Запад" готовий переважно до ведення стримуючих та оборонних дій на власній території, повідомив Наєв.</text:p>
            <text:p/>
            <text:p>"Проте ризик загрози застосування диверсійно-розвідувальних сил з території Білорусі не виключається, тому вже зараз ми вживаємо заходів щодо підвищення наших контрдиверсійних та оборонних спроможностей", - зазначив він.</text:p>
          </table:table-cell>
          <table:table-cell office:value-type="string" calcext:value-type="string">
            <text:p>['Білорусі', 'Росія', 'Білорусі', 'Куп’янський напрямок', 'Білоруссю', 'Білорусі', 'РФ', 'Лиманському напрямку', 'Білорусі', 'Росія', 'Білорусі', 'Білорусі']</text:p>
          </table:table-cell>
          <table:table-cell office:value-type="string" calcext:value-type="string">
            <text:p>['Білорусі', 'Росія', 'Білорусі', 'Куп’янський напрямок', 'Білоруссю', 'Білорусі', 'РФ', 'Куп’янському/Лиманському напрямку', 'Білорусі', 'Росія', 'Білорусі', 'Білорусі']</text:p>
          </table:table-cell>
          <table:table-cell table:number-columns-repeated="16380"/>
        </table:table-row>
        <table:table-row table:style-name="ro21">
          <table:table-cell/>
          <table:table-cell office:value-type="string" calcext:value-type="string">
            <text:p>Імена всіх ухилянтів, які виїхали за підробленими справками, будуть відомі через 2-3 тижні, – Данілов</text:p>
            <text:p/>
            <text:p>Зараз почалася перевірка ВЛК, і за кілька тижнів її завершать. Стануть відомі імена ухилянтів та лікарів, які ці справки робили. Раніше Арахамія зазначив, що таких чоловіків можуть повернути назад.</text:p>
            <text:p/>
            <text:p>  Хуйовий Київ | Надіслати новину</text:p>
          </table:table-cell>
          <table:table-cell office:value-type="string" calcext:value-type="string">
            <text:p>[]</text:p>
          </table:table-cell>
          <table:table-cell office:value-type="string" calcext:value-type="string">
            <text:p>['Київ']</text:p>
          </table:table-cell>
          <table:table-cell table:number-columns-repeated="16380"/>
        </table:table-row>
        <table:table-row table:style-name="ro28">
          <table:table-cell/>
          <table:table-cell office:value-type="string" calcext:value-type="string">
            <text:p>«Ці рани не мають терміну давності»💔</text:p>
            <text:p> </text:p>
            <text:p>У День пам’яті захисників України на Михайлівській площі вшанували загиблих героїв, які захищали суверенітет та незалежність держави у 2014-2023 роках. Пом’янути героїв прийшли рідні й близькі їм люди, побратими, представники ЗСУ та керівництва міста. Заступниця голови КМДА Марина Хонда наголосила, що сьогодні — день болю й скорботи.</text:p>
            <text:p/>
            <text:p>Прийшла провідати свого сина до Стіни пам’яті і Вікторія Кравчук. Її син 21-річний Володимир був офіцером Національної Гвардії України. Він — військовослужбовець АТО. У 2014 році хлопця вбила куля снайпера.</text:p>
            <text:p/>
            <text:p>Аби вшанувати пам’ять про свого чоловіка Марія Данів разом із донькою Вікторією приїхали з Івано-Франківської області. Її чоловік Іван Данів загинув 13 червня 2023 року поблизу села Берестове Донецької області.</text:p>
            <text:p/>
            <text:p>«Війна забирає найкращих», - кажуть мами, дружини, рідні люди полеглих Героїв, які приїхали відвідати Стіну пам’яті.</text:p>
            <text:p/>
            <text:p>🔷 Підписатися на Telegram | Instagram | Facebook | TikTok</text:p>
          </table:table-cell>
          <table:table-cell office:value-type="string" calcext:value-type="string">
            <text:p>['Михайлівській площі', 'Стіни пам’яті', 'Івано-Франківської області', 'Берестове Донецької області', 'Героїв', 'Стіну пам’яті']</text:p>
          </table:table-cell>
          <table:table-cell office:value-type="string" calcext:value-type="string">
            <text:p>['Михайлівській площі', 'Івано', '-', 'Франківської області', 'Берестове', 'Донецької області', 'Стіну пам’яті']</text:p>
          </table:table-cell>
          <table:table-cell table:number-columns-repeated="16380"/>
        </table:table-row>
        <table:table-row table:style-name="ro13">
          <table:table-cell/>
          <table:table-cell office:value-type="string" calcext:value-type="string">
            <text:p>Всі помітили, що останнім часом дуже сильно змінилась ситуація з обстрілами ? </text:p>
            <text:p/>
            <text:p>На початку війни обстрілювали активно Україну. Зараз навпаки активно обстрілюють рф. Це важливо, адже це демонструє, що чаші вагів у цій війні активно почали перехилятись на сторону України ❤️</text:p>
            <text:p/>
            <text:p>З кожним вибухом, кожним прильотом - росня відчуває на собі те, що у телевізорі їм годують лайно. Годують активно відрами про "вторую армію міра", про "знищений ВПК та Армію України" і так далі. </text:p>
            <text:p/>
            <text:p>Одного ранку росня прокинеться і почне шукати можливості відділити себе від "відповідальності". І варіант для цього один - розподіл росії на менші демілітаризовані республіки. Значно менші. Штук 30-40 з усієї росії.</text:p>
          </table:table-cell>
          <table:table-cell office:value-type="string" calcext:value-type="string">
            <text:p>['Україну', 'України']</text:p>
          </table:table-cell>
          <table:table-cell office:value-type="string" calcext:value-type="string">
            <text:p>['Україну', 'рф', 'України']</text:p>
          </table:table-cell>
          <table:table-cell table:number-columns-repeated="16380"/>
        </table:table-row>
        <table:table-row table:style-name="ro29">
          <table:table-cell/>
          <table:table-cell office:value-type="string" calcext:value-type="string">
            <text:p>🥷🏻Столичні копи врятували «Бетмена», який намагався переплисти Дніпро </text:p>
            <text:p/>
            <text:p>Чоловік вирішив дібратися до іншого берега та ледь не втопився. На щастя, потерпілого помітив очевидець та звернувся по допомогу до співробітників річкової поліції.</text:p>
            <text:p/>
            <text:p>Інцидент трапився вчора ввечері. На спецлінію 102 звернувся громадянин, який повідомив, що посеред річки Дніпро з останніх сил на воді тримається чоловік. На порятунок плавця відразу вирушили поліцейські відділу поліції в річковому порту «Київ».</text:p>
            <text:p/>
            <text:p>Діставши «Бетмена» з води на катер, правоохоронці встановили його особу. </text:p>
            <text:p/>
            <text:p>Це - іноземець, 1995 року народження, який хотів переплисти річку. Для антуражу чоловік надягнув маску супергероя, втім течія виявилася все одно йому не під силу. </text:p>
            <text:p/>
            <text:p>На щастя, ця пригода завершилась для чоловіка добре 😀</text:p>
            <text:p>ㅤ</text:p>
          </table:table-cell>
          <table:table-cell office:value-type="string" calcext:value-type="string">
            <text:p>['Дніпро', 'Дніпро']</text:p>
          </table:table-cell>
          <table:table-cell office:value-type="string" calcext:value-type="string">
            <text:p>['Дніпро', 'Дніпро', 'Київ']</text:p>
          </table:table-cell>
          <table:table-cell table:number-columns-repeated="16380"/>
        </table:table-row>
        <table:table-row table:style-name="ro16">
          <table:table-cell/>
          <table:table-cell office:value-type="string" calcext:value-type="string">
            <text:p>Цього тижня парламенту буде запропоновано ухвалити й кадрове рішення. Хочу окреслити це зараз. Я вирішив провести заміну міністра оборони України. Олексій Резніков пройшов ці більш ніж 550 днів повномасштабної війни. Вважаю, що Міністерство потребує нових підходів та інших форматів взаємодії як із військовими, так і з суспільством в цілому. Зараз очолити Міністерство має Рустем Умєров. Верховна Рада України добре знає цю людину, і пан Умєров не потребує додаткових представлень. Очікую від парламенту підтримки цієї кандидатури. </text:p>
            <text:p> </text:p>
            <text:p>Осінь – час для посилення. </text:p>
            <text:p>Слава Україні!</text:p>
          </table:table-cell>
          <table:table-cell office:value-type="string" calcext:value-type="string">
            <text:p>[]</text:p>
          </table:table-cell>
          <table:table-cell office:value-type="string" calcext:value-type="string">
            <text:p>['України']</text:p>
          </table:table-cell>
          <table:table-cell table:number-columns-repeated="16380"/>
        </table:table-row>
        <table:table-row table:style-name="ro15">
          <table:table-cell/>
          <table:table-cell office:value-type="string" calcext:value-type="string">
            <text:p>❗️UPD. Нова дата проведення - 3 вересня.</text:p>
            <text:p/>
            <text:p>Київ. Великий благодійний захід на підтримку Третьої штурмової на День незалежності</text:p>
            <text:p/>
            <text:p>3 вересня у столиці на ВДНГ у арт-просторі UYAVA відбудеться благодійний івент на підтримку бійців Третьої штурмової бригади, які зараз нищать ворога на Бахмутському напрямку.</text:p>
            <text:p/>
            <text:p>Програма заходу:</text:p>
            <text:p/>
            <text:p>- Тренінг з домедичної допомоги від представників Support AZOV;</text:p>
            <text:p>- Показ документального фільму «Воїни» від MEGOGO;</text:p>
            <text:p>- Благодійний концерт за участі українських виконавців, а саме: ROXOLANA , Юля Юріна , PROBASS &amp; HARDI , SOFIA SHANTI , Уляна Ройс , Настя Балог, Люся Кава, Kazaxoslav, Dayton, Neba &amp; Galetsky, Klimtsov.</text:p>
            <text:p/>
            <text:p>Квитки на івент за посиланням: https://kiev.ticketsbox.com/ua/event/azov-love-na-uyava.html</text:p>
            <text:p/>
            <text:p>На зібрані кошти бійцям буде придбано Багі - авто високої прохідності з відкритими колесами, для їзди по бездоріжжю. </text:p>
            <text:p/>
            <text:p>Початок о 15.00. Адреса: UYAVA на ВДНГ, проспект Академіка Глушкова 1 (Сад Бажань, від головного входу праворуч до оранжереї).</text:p>
            <text:p/>
            <text:p>👉👉Запропонувати новину👈👈</text:p>
            <text:p/>
            <text:p>Підписатись на Дарниця Livе</text:p>
          </table:table-cell>
          <table:table-cell office:value-type="string" calcext:value-type="string">
            <text:p>['Київ', 'Бахмутському напрямку', 'проспект Академіка Глушкова 1', 'Сад Бажань']</text:p>
          </table:table-cell>
          <table:table-cell office:value-type="string" calcext:value-type="string">
            <text:p>['Київ', 'ВДНГ', 'Бахмутському напрямку', 'ВДНГ', 'проспект Академіка Глушкова 1', 'Сад Бажань']</text:p>
          </table:table-cell>
          <table:table-cell table:number-columns-repeated="16380"/>
        </table:table-row>
        <table:table-row table:style-name="ro30">
          <table:table-cell/>
          <table:table-cell office:value-type="string" calcext:value-type="string">
            <text:p>Нам пишуть.</text:p>
            <text:p/>
            <text:p>Прошу звернути увагу на скандальний відрізок вулиці Приозерної. Там знаходиться тротуарна площа, біля АТБ. Яка завжди запаркована автомобілями. Проблема не тільки в тому, що це пішохідна територія, а й в тому, що, щоб туди доїхати, треба проїхати метрів 200 по тротуару. Також біля цієї «тротуарної площі» знаходиться будинок по проспекту Володимира Івасюка, 1, його мешканці підʼїжджають прямо під під'їзд (який знаходиться в глибині тротуару), що теж складає проїзд десь на 200м по тротуару, і паркуються там же на тротуарі. Нормальний під'їзд знаходиться позаду будинку, але мешканцям хочеться під'їжджати саме до передньої частини. Небайдужі мешканці неодноразово звертались з цією проблемою до служби 1551, все що там змогли, це встановити стовбчики при в'їзді, які одразу бидловодії зрізали (наступні заявки відхиляють). На цій ділянці були і збиття пішоходів, і побиття пішоходів... Прошу небайдужих, свідомих Українців, Киян, Оболонців, допомогти назавжди вирішити це проблемне місце.</text:p>
            <text:p/>
            <text:p>Альтернативна думка сусіда:</text:p>
            <text:p>З приводу цієї новини. То взагалі не проблема. Я як водій, і як пішохід говорю. Просто має бути культура у обох представників. Для водія не зручно з покупками йти так далеко від авто. Це факт. Часто там буваю ввечері, немає там чого так істерити. Нічого страшного.</text:p>
            <text:p/>
            <text:p>Життя🫶Оболонь</text:p>
          </table:table-cell>
          <table:table-cell office:value-type="string" calcext:value-type="string">
            <text:p>['вулиці Приозерної', 'проспекту Володимира Івасюка, 1']</text:p>
          </table:table-cell>
          <table:table-cell office:value-type="string" calcext:value-type="string">
            <text:p>['вулиці Приозерної', 'проспекту Володимира Івасюка, 1', 'Киян', 'Оболонців']</text:p>
          </table:table-cell>
          <table:table-cell table:number-columns-repeated="16380"/>
        </table:table-row>
        <table:table-row table:style-name="ro6">
          <table:table-cell/>
          <table:table-cell office:value-type="string" calcext:value-type="string">
            <text:p>Дивовижна Оболонь в останній вечір літа 2023😍⚡️❤️</text:p>
            <text:p/>
            <text:p>Життя🫶Оболонь</text:p>
          </table:table-cell>
          <table:table-cell office:value-type="string" calcext:value-type="string">
            <text:p>[]</text:p>
          </table:table-cell>
          <table:table-cell office:value-type="string" calcext:value-type="string">
            <text:p>['Оболонь']</text:p>
          </table:table-cell>
          <table:table-cell table:number-columns-repeated="16380"/>
        </table:table-row>
        <table:table-row table:style-name="ro31">
          <table:table-cell/>
          <table:table-cell office:value-type="string" calcext:value-type="string">
            <text:p>😱 Сьогодні у Києві повітря більш забруднене, ніж зазвичай</text:p>
            <text:p/>
            <text:p>На Харківському масиві шостий день поспіль спостерігається перевищення гранично допустимої концентрації сірководню.</text:p>
            <text:p/>
            <text:p>Про це повідомляє Департамент захисту довкілля та адаптації до зміни клімату Київської міської державної адміністрації.</text:p>
            <text:p/>
            <text:p>На лівому березі моніторинг на Харківському шосе показав індекс 55, а на вулиці Архітектора Вербицького – 52.  </text:p>
            <text:p/>
            <text:p>Як зазначається, середній рівень забруднення повітря, який локально зафіксований у місті, спричинений незначним збільшенням концентрації пилу фракцій 2,5 та 10 мкм.</text:p>
            <text:p/>
            <text:p>На правому березі пункт моніторингу на вулиці Турівській зафіксував позначку – 34, на Щусєва – 33, на проспекті Правди – 31, а на вулиці Китаївській – 37.</text:p>
            <text:p/>
            <text:p>Радіаційний фон у всьому місті – в нормі.</text:p>
            <text:p>ㅤ</text:p>
          </table:table-cell>
          <table:table-cell office:value-type="string" calcext:value-type="string">
            <text:p>['Києві', 'Харківському масиві', 'Харківському шосе', 'вулиці Архітектора Вербицького', 'вулиці\xa0Турівській', 'Щусєва –\xa033', 'проспекті\xa0Правди –\xa031', 'вулиці\xa0Китаївській –\xa037']</text:p>
          </table:table-cell>
          <table:table-cell office:value-type="string" calcext:value-type="string">
            <text:p>['Києві', 'Харківському масиві', 'Харківському шосе', 'вулиці Архітектора Вербицького', 'вулиці\xa0', 'Турівській', 'Щусєва', 'проспекті\xa0', 'вулиці\xa0', 'Китаївській']</text:p>
          </table:table-cell>
          <table:table-cell table:number-columns-repeated="16380"/>
        </table:table-row>
        <table:table-row table:style-name="ro26">
          <table:table-cell/>
          <table:table-cell office:value-type="string" calcext:value-type="string">
            <text:p>❗️UPD. Нова дата проведення - 3 вересня.</text:p>
            <text:p/>
            <text:p>Київ. Великий благодійний захід на підтримку Третьої штурмової на День незалежності</text:p>
            <text:p/>
            <text:p>3 вересня у столиці на ВДНГ у арт-просторі UYAVA відбудеться благодійний івент на підтримку бійців Третьої штурмової бригади, які зараз нищать ворога на Бахмутському напрямку.</text:p>
            <text:p/>
            <text:p>Програма заходу:</text:p>
            <text:p/>
            <text:p>- Тренінг з домедичної допомоги від представників Support AZOV;</text:p>
            <text:p>- Показ документального фільму «Воїни» від MEGOGO;</text:p>
            <text:p>- Благодійний концерт за участі українських виконавців, а саме: ROXOLANA , Юля Юріна , PROBASS &amp; HARDI , SOFIA SHANTI , Уляна Ройс , Настя Балог, Люся Кава, Kazaxoslav, Dayton, Neba &amp; Galetsky, Klimtsov.</text:p>
            <text:p/>
            <text:p>Квитки на івент за посиланням: https://kiev.ticketsbox.com/ua/event/azov-love-na-uyava.html</text:p>
            <text:p/>
            <text:p>На зібрані кошти бійцям буде придбано Багі - авто високої прохідності з відкритими колесами, для їзди по бездоріжжю. </text:p>
            <text:p/>
            <text:p>Початок о 15.00. Адреса: UYAVA на ВДНГ, проспект Академіка Глушкова 1 (Сад Бажань, від головного входу праворуч до оранжереї).</text:p>
          </table:table-cell>
          <table:table-cell office:value-type="string" calcext:value-type="string">
            <text:p>['Київ', 'Бахмутському напрямку', 'проспект Академіка Глушкова 1', 'Сад Бажань']</text:p>
          </table:table-cell>
          <table:table-cell office:value-type="string" calcext:value-type="string">
            <text:p>['Київ', 'ВДНГ', 'Бахмутському напрямку', 'ВДНГ', 'проспект Академіка Глушкова 1', 'Сад Бажань']</text:p>
          </table:table-cell>
          <table:table-cell table:number-columns-repeated="16380"/>
        </table:table-row>
        <table:table-row table:style-name="ro13">
          <table:table-cell/>
          <table:table-cell office:value-type="string" calcext:value-type="string">
            <text:p>Товар тижня та щасливі години від ТМ «Вареничок»</text:p>
            <text:p>Наші магазини чекають на Вас:🤗</text:p>
            <text:p>🥟проспект Миколи Бажана, 8, м-н NOVUS</text:p>
            <text:p>🥟вул . Чорнобильська 13 (Академмістечко)</text:p>
            <text:p>🥟вул.Святошинська 1,(біля м-ну NOVUS</text:p>
            <text:p>🥟пр. Відрадний, 69/1, Відрадний</text:p>
            <text:p>🥟бульв. Вацлава Гавела, 50, Відрадний</text:p>
            <text:p>🥟смт. Козин , вул. А.Солов‘яненка 85А</text:p>
            <text:p>🥟с. Хотянівка, вул.Валова 2В(м-нФора)</text:p>
            <text:p>🥟вул. Хорива, 1-А, Поділ </text:p>
            <text:p>🥟вул. Кирилівська, 127, Куренівка</text:p>
            <text:p>Наш сайт: https://varenychok.com.ua/</text:p>
            <text:p>Интернет магазин: https://varenychok.ps.me/</text:p>
            <text:p>ТК https://t.me/varenichok_ok</text:p>
          </table:table-cell>
          <table:table-cell office:value-type="string" calcext:value-type="string">
            <text:p>['вул. А.Солов‘яненка 85А', 'вул.Валова 2В', 'Куренівка']</text:p>
          </table:table-cell>
          <table:table-cell office:value-type="string" calcext:value-type="string">
            <text:p>['проспект Миколи Бажана, 8', 'вул . Чорнобильська 13', 'Академмістечко', 'вул.Святошинська 1,(біля', 'Відрадний', 'Відрадний', 'вул. А.Солов‘яненка 85А', 'вул.Валова 2В(м', 'вул. Хорива, 1-А', 'Поділ', 'вул. Кирилівська, 127', 'Куренівка']</text:p>
          </table:table-cell>
          <table:table-cell table:number-columns-repeated="16380"/>
        </table:table-row>
        <table:table-row table:style-name="ro17">
          <table:table-cell/>
          <table:table-cell office:value-type="string" calcext:value-type="string">
            <text:p>Не витрачайте гроші у Києві</text:p>
            <text:p/>
            <text:p>Сумно, але це правда: за останній рік ціни у столиці зросли на 163%. І якщо раніше сходити у кіно можна було за 50-100 гривень, то зараз за ці гроші вас навіть на касу не пустять.</text:p>
            <text:p/>
            <text:p>Тому зберігайте крутий канал, де знаходять способи БЕЗКОШТОВНО провести час:</text:p>
            <text:p/>
            <text:p>- Київська перепічка</text:p>
            <text:p/>
            <text:p>Всередені: Як безкоштовно кататися на таксі, де можна пообідати за копійки і чому не треба розважатися в центрі.</text:p>
            <text:p/>
            <text:p>Підписуйтесь, потім самі собі спасибі скажете.</text:p>
          </table:table-cell>
          <table:table-cell office:value-type="string" calcext:value-type="string">
            <text:p>['Києві\nСумно']</text:p>
          </table:table-cell>
          <table:table-cell office:value-type="string" calcext:value-type="string">
            <text:p>['Києві']</text:p>
          </table:table-cell>
          <table:table-cell table:number-columns-repeated="16380"/>
        </table:table-row>
        <table:table-row table:style-name="ro13">
          <table:table-cell/>
          <table:table-cell office:value-type="string" calcext:value-type="string">
            <text:p>Трьом громадам Київщини передали спеціалізовані автівки для маломобільних людей</text:p>
            <text:p/>
            <text:p>Обладнані машини отримали Баришівська, Васильківська та Фастівська громади від благодійного фонду «Право на захист».</text:p>
            <text:p/>
            <text:p>❓До чого тут я?   </text:p>
            <text:p/>
            <text:p>Спеціалізовані автівки вирішують повсякденні потреби маломобільних людей та осіб з інвалідністю. Наприклад, такі, як дістатися без перешкод до медичних або інших закладів. Окрім цього, вони підвищать рівень якості життя у громадах загалом.</text:p>
            <text:p/>
            <text:p>🔷 Підписатися на Telegram | Instagram | Facebook | TikTok</text:p>
          </table:table-cell>
          <table:table-cell office:value-type="string" calcext:value-type="string">
            <text:p>['Київщини']</text:p>
          </table:table-cell>
          <table:table-cell office:value-type="string" calcext:value-type="string">
            <text:p>['Київщини', 'Баришівська', 'Васильківська', 'Фастівська']</text:p>
          </table:table-cell>
          <table:table-cell table:number-columns-repeated="16380"/>
        </table:table-row>
        <table:table-row table:style-name="ro6">
          <table:table-cell/>
          <table:table-cell office:value-type="string" calcext:value-type="string">
            <text:p>Укрзалізниця призначила додаткові поїзди між Васильковом та Києвом🚊</text:p>
            <text:p/>
            <text:p>Графік👈</text:p>
          </table:table-cell>
          <table:table-cell office:value-type="string" calcext:value-type="string">
            <text:p>['Васильковом']</text:p>
          </table:table-cell>
          <table:table-cell office:value-type="string" calcext:value-type="string">
            <text:p>['Васильковом', 'Києвом']</text:p>
          </table:table-cell>
          <table:table-cell table:number-columns-repeated="16380"/>
        </table:table-row>
        <table:table-row table:style-name="ro3">
          <table:table-cell/>
          <table:table-cell office:value-type="string" calcext:value-type="string">
            <text:p>🧣Біла Церква розробить схему аварійного теплопостачання міста.</text:p>
            <text:p/>
            <text:p>КП "Білоцерківтепломережа" планує заключити договір з ТОВ "Тепло-Комун сервіс" на розробку схеми аварійно-резервної системи теплопостачання міста Біла Церква. </text:p>
            <text:p/>
            <text:p>📆Роботи необхідно провести 15 листопада</text:p>
          </table:table-cell>
          <table:table-cell office:value-type="string" calcext:value-type="string">
            <text:p>['Біла Церква']</text:p>
          </table:table-cell>
          <table:table-cell office:value-type="string" calcext:value-type="string">
            <text:p>['Біла Церква', 'Біла Церква']</text:p>
          </table:table-cell>
          <table:table-cell table:number-columns-repeated="16380"/>
        </table:table-row>
        <table:table-row table:style-name="ro13">
          <table:table-cell/>
          <table:table-cell office:value-type="string" calcext:value-type="string">
            <text:p>На території столиці введений тепловий режим ☀️</text:p>
            <text:p/>
            <text:p>Тимчасове обмеження дорожнього руху поширюються на великоваговий транспорт загальною вагою понад 24 тони й навантаженням на вісь понад 7 тонн та стосуються як в'їзду в Київ, так і пересування містом ❗️</text:p>
            <text:p/>
            <text:p>Час дії обмеження може змінюватись відповідно до температурного режиму. Тож слідкуйте за оперативною інформацією на нашому телеграм-каналі.</text:p>
            <text:p/>
            <text:p>Друзі, нагадуємо, що головна мета цих заходів — збереження дорожнього покриття, яке руйнується у наслідок інтенсивного руху великовагового транспорту у спекотну погоду 🚚</text:p>
            <text:p/>
            <text:p>#ПорядокЦеТи #Kyivpatrol #поліціякиєва #патрульнаполіціяукраїни</text:p>
          </table:table-cell>
          <table:table-cell office:value-type="string" calcext:value-type="string">
            <text:p>['Київ']</text:p>
          </table:table-cell>
          <table:table-cell office:value-type="string" calcext:value-type="string">
            <text:p>['Київ', 'поліціякиєва']</text:p>
          </table:table-cell>
          <table:table-cell table:number-columns-repeated="16380"/>
        </table:table-row>
        <table:table-row table:style-name="ro3">
          <table:table-cell/>
          <table:table-cell office:value-type="string" calcext:value-type="string">
            <text:p>Здається, що сьогодні щось планується на набережній River Mall 🧐</text:p>
            <text:p/>
            <text:p>Навіть електронного бика завезли, як в ковбойських барах </text:p>
            <text:p/>
            <text:p>👉👉Запропонувати новину👈👈</text:p>
            <text:p/>
            <text:p>Підписатись на Дарниця Livе</text:p>
          </table:table-cell>
          <table:table-cell office:value-type="string" calcext:value-type="string">
            <text:p>[]</text:p>
          </table:table-cell>
          <table:table-cell office:value-type="string" calcext:value-type="string">
            <text:p>['River Mall']</text:p>
          </table:table-cell>
          <table:table-cell table:number-columns-repeated="16380"/>
        </table:table-row>
        <table:table-row table:style-name="ro32">
          <table:table-cell/>
          <table:table-cell office:value-type="string" calcext:value-type="string">
            <text:p>Дайджест новин на 20 годину</text:p>
            <text:p/>
            <text:p>🇺🇦Кадровий протест: у Димері зі скандалом пройшов конкурс на керівну посаду лікарні</text:p>
            <text:p>🇺🇦Нові видатки на оборону: Київрада вчергове відкоригувала бюджет-2023 і Програму соцекономрозвитку</text:p>
            <text:p/>
            <text:p>Київ:</text:p>
            <text:p/>
            <text:p>🔹Сьогодні, 1 вересня, всі 420 столичних шкіл розпочали свою роботу, - Кличко</text:p>
            <text:p>🔸Столична влада спростовує звинувачення у недбалості при відновленні будинків на Межовій</text:p>
            <text:p>🔹У Києві після втручанню нардепів та СБУ з воріт Покровського монастиря УПЦ МП зняли зображення Миколи II</text:p>
            <text:p>🔸Алгоритму роботи закладів освіти з недостатньою кількістю місць в укриттях досі немає, - Васильчук</text:p>
            <text:p>🔹 Бондаренко доручив забезпечити укриття навчальних закладів Києва цілодобовою муніципальною охороною</text:p>
            <text:p>🔸У Святошинському районі перенаправили 18 мільйонів гривень на укриття в школах</text:p>
            <text:p>🔹У Києві на Андріївському узвозі розбирають будинок XIX століття</text:p>
            <text:p>🔸Lida Lee, POSITIFF та Kalush Orchestra: ТРЦ Gulliver організовує концерт “До школи знов”</text:p>
            <text:p>🔹У Київському зоопарку розпочався кавуновий сезон (фото)</text:p>
            <text:p>🔸У Києві з 2 вересня автобусний маршрут № 41-Д тимчасово курсуватиме зі змінами (схема)</text:p>
            <text:p>🔹У Києві керівника КП “Спортивний комплекс” підозрюють недбалості зі збитком на 10 млн при реконструкції спорткомплексу</text:p>
            <text:p>🔸Шахрай, який із Київського СІЗО збирав гроші “на ЗСУ”, отримав 6 років ув’язнення</text:p>
            <text:p/>
            <text:p/>
            <text:p>Київщина: </text:p>
            <text:p/>
            <text:p>🔹На Київщині рівень підготовки до опалювального сезону складає 75%</text:p>
            <text:p>🔸У новому навчальному році школи Київщини відкрили свої двері для близько 240 тис. учнів</text:p>
            <text:p>🔹На Білоцерківщині сьогодні лунатимуть вибухи, працюють сапери</text:p>
            <text:p>🔸На Київщині через грозу знеструмлено 43 населених пункти</text:p>
            <text:p>🔹Офіс Пенсійного фонду в Бородянці відремонтують за 15 млн гривень</text:p>
            <text:p>🔸Біла Церква розробить схему аварійного теплопостачання міста</text:p>
            <text:p>🔹В Діброві готуються облаштувати майданчик для занять з патріотичного виховання</text:p>
            <text:p>🔸У Бучі чоловік в гаражі виявив розтяжку, яку залишили по собі окупанти</text:p>
            <text:p>🔹На Київщині поліція посилила заходи безпеки у зв’язку з початком нового навчального року</text:p>
            <text:p/>
            <text:p/>
            <text:p>#Дайджест</text:p>
          </table:table-cell>
          <table:table-cell office:value-type="string" calcext:value-type="string">
            <text:p>['Димері', 'Межовій', 'Києві', 'Києва', 'Святошинському районі', 'Києві', 'Андріївському узвозі', 'Києві', 'Києві', 'Київщина', 'Київщині', 'Київщини', 'Білоцерківщині', 'Київщині', 'Бородянці']</text:p>
          </table:table-cell>
          <table:table-cell office:value-type="string" calcext:value-type="string">
            <text:p>['Димері', 'Межовій', 'Києві', 'Покровського монастиря', 'Києва', 'Святошинському районі', 'Києві', 'Андріївському узвозі', 'Київському зоопарку', 'Києві', '№ 41-Д', 'Києві', 'Київщина', 'Київщині', 'Київщини', 'Білоцерківщині', 'Київщині', 'Бородянці', 'Біла Церква', 'Діброві', 'Бучі', 'Київщині']</text:p>
          </table:table-cell>
          <table:table-cell table:number-columns-repeated="16380"/>
        </table:table-row>
        <table:table-row table:style-name="ro28">
          <table:table-cell/>
          <table:table-cell office:value-type="string" calcext:value-type="string">
            <text:p>Рухався Хрещатиком на мопеді: у Києві патрульні затримали порушника у стані алкогольного сп'яніння та без посвідчення водія</text:p>
            <text:p/>
            <text:p>Напередодні, патрулюючи вулицю Хрещатик, інспектори мотопатруля помітили керманича мопеда Yamaha, який рухався тротуаром. Охоронці порядку зупинили його.</text:p>
            <text:p/>
            <text:p>Під час спілкування з чоловіком поліцейські виявили у нього ознаки алкогольного сп'яніння. Це підтвердив й прилад Драгер, результат — 0,28 проміле.</text:p>
            <text:p/>
            <text:p>Крім того, патрульні встановили, що громадянин не отримував посвідчення водія.</text:p>
            <text:p/>
            <text:p>Відносно керманича інспектори склали протокол за ч. 1 ст. 130 (Керування транспортним засобом у стані сп'яніння) та винесли постанову за ч. 2 ст. 126 (Керування транспортним засобом особою, яка не має права керувати таким транспортним засобом) КУпАП.</text:p>
            <text:p/>
            <text:p>#ПорядокЦеТи #Kyivpatrol #поліціякиєва</text:p>
          </table:table-cell>
          <table:table-cell office:value-type="string" calcext:value-type="string">
            <text:p>['Києві', 'вулицю Хрещатик']</text:p>
          </table:table-cell>
          <table:table-cell office:value-type="string" calcext:value-type="string">
            <text:p>['Хрещатиком', 'Києві', 'Хрещатик']</text:p>
          </table:table-cell>
          <table:table-cell table:number-columns-repeated="16380"/>
        </table:table-row>
        <table:table-row table:style-name="ro1">
          <table:table-cell/>
          <table:table-cell office:value-type="string" calcext:value-type="string">
            <text:p>Курськ продовжує бомбити Брянськ 😀</text:p>
          </table:table-cell>
          <table:table-cell office:value-type="string" calcext:value-type="string">
            <text:p>['Брянськ']</text:p>
          </table:table-cell>
          <table:table-cell office:value-type="string" calcext:value-type="string">
            <text:p>['Курськ', 'Брянськ']</text:p>
          </table:table-cell>
          <table:table-cell table:number-columns-repeated="16380"/>
        </table:table-row>
        <table:table-row table:style-name="ro20">
          <table:table-cell/>
          <table:table-cell office:value-type="string" calcext:value-type="string">
            <text:p>⛲️На Оболонській набережній у «Саду каменів» відновив роботу фонтан , — голова Оболонської РДА Кирило Фесик</text:p>
            <text:p/>
            <text:p>Композицію фонтану складають скульптури трьох дівчат, які ховаються під великим розлогим грибком від дощу і ловлять з неба його краплі. </text:p>
            <text:p/>
            <text:p>Увечері також вмикається підсвітка.</text:p>
            <text:p/>
            <text:p>Київ — пряма трансляція 👈</text:p>
            <text:p>Надіслати новину</text:p>
          </table:table-cell>
          <table:table-cell office:value-type="string" calcext:value-type="string">
            <text:p>[]</text:p>
          </table:table-cell>
          <table:table-cell office:value-type="string" calcext:value-type="string">
            <text:p>['Оболонській набережній', 'Саду каменів']</text:p>
          </table:table-cell>
          <table:table-cell table:number-columns-repeated="16380"/>
        </table:table-row>
        <table:table-row table:style-name="ro33">
          <table:table-cell/>
          <table:table-cell office:value-type="string" calcext:value-type="string">
            <text:p>Цього тижня демонтуватимуть незаконну рекламу у трьох районах столиці.</text:p>
            <text:p/>
            <text:p>✔️Управління з питань реклами  КМДА та КП "Київреклама" анонсували черговий демонтаж незаконних рекламних конструкцій. </text:p>
            <text:p/>
            <text:p>✔️Від 28 серпня по 1 вересня вивіски, встановлені без дозволів, прибиратимуть у Шевченківському, Солом’янському та Оболонському районах столиці.</text:p>
            <text:p/>
            <text:p>📍вулиця В'ячеслава Чорновола (на розі вулиці Золотоустівської), Шевченківський район;</text:p>
            <text:p/>
            <text:p>📍вулиця Митрополита Василя Липківського (на розі вулиці Січеславської), Солом’янський район;</text:p>
            <text:p/>
            <text:p>📍вулиця Левка Лук'яненка (біля розв'язки з вулицею Зої Гайдай), Оболонський район.</text:p>
          </table:table-cell>
          <table:table-cell office:value-type="string" calcext:value-type="string">
            <text:p>['Шевченківському', 'Солом’янському', 'Оболонському', 'вулиці Золотоустівської', 'Шевченківський район', 'вулиці Січеславської', 'Солом’янський район', 'вулицею Зої Гайдай', 'Оболонський район']</text:p>
          </table:table-cell>
          <table:table-cell office:value-type="string" calcext:value-type="string">
            <text:p>['Шевченківському', 'Солом’янському', 'Оболонському районах столиці', "вулиця В'ячеслава Чорновола", 'вулиці Золотоустівської', 'Шевченківський район', 'вулиця Митрополита Василя Липківського', 'вулиці Січеславської', 'Солом’янський район', "вулиця Левка Лук'яненка", 'вулицею Зої Гайдай', 'Оболонський район']</text:p>
          </table:table-cell>
          <table:table-cell table:number-columns-repeated="16380"/>
        </table:table-row>
        <table:table-row table:style-name="ro8">
          <table:table-cell/>
          <table:table-cell office:value-type="string" calcext:value-type="string">
            <text:p>На Троєщині хлопця пирнули ножем на зупинці</text:p>
            <text:p/>
            <text:p>Нападника одразу ж затримали небайдужі. Свої дії він не пояснив.</text:p>
            <text:p/>
            <text:p>Підписатись | Надіслати новину</text:p>
          </table:table-cell>
          <table:table-cell office:value-type="string" calcext:value-type="string">
            <text:p>['Троєщині']</text:p>
          </table:table-cell>
          <table:table-cell office:value-type="string" calcext:value-type="string">
            <text:p>['Троєщині', 'Нападника']</text:p>
          </table:table-cell>
          <table:table-cell table:number-columns-repeated="16380"/>
        </table:table-row>
        <table:table-row table:style-name="ro27">
          <table:table-cell/>
          <table:table-cell office:value-type="string" calcext:value-type="string">
            <text:p>Тролейбуси. Ми любимо тролейбуси й радіємо, коли українські міста їх закуповують. А от русню ми не любимо... І тут є проблема, яку треба обговорити.</text:p>
            <text:p> </text:p>
            <text:p>Днями Миколаїв отримав чергову партію нових Дніпро Т203 виробництва Південного Машинобудівного Заводу (як субпідрядника ТОВ «ТД „Літан“»). Складно не помітити, що побудовані вони на базі кузовів білоруського МАЗа. Попри те, що це складські запаси, придбані ще до великої війни, немає зради тут лише на перший погляд.</text:p>
            <text:p/>
            <text:p>Тож ближче до теми — перенесемося до молдовського міста Бельці, якому у 2021 році «Літан» поставив одинадцять аналогічних тролейбусів. Поставив, а торік виграв ще один тендер. Позаяк уже тривала повномасштабна війна, відразу постало питання, як українська компанія вирішить питання кузовів для своєї продукції. І вона вирішила.</text:p>
            <text:p/>
            <text:p>Раніше цього місяця молдовські ЗМІ облетіла новина про розробку власного тролейбуса кишинівським підприємством «Informbusiness». Це саме підприємство постачає «Літану» і не лише електрообладнання, та зараз не про це. Зараз про те, що перший молдовський тролейбус так само має кузов... МАЗ. А ще ліврею міста Бельці й гордий напис «Дніпро» на кермі. Так, це саме те, що нині дніпряни мають постачати за тендером.</text:p>
            <text:p/>
            <text:p>Якщо вам здалося, що вище багато складного тексту, підсумуємо коротко. Дніпровське товариство з обмеженою відповідальністю продовжує продавати містам білоруську продукцію, і позаяк до України жадані деталі вже не завезеш, для цього використовується молдовська прокладка.</text:p>
            <text:p/>
            <text:p>І поки купує це лише Молдова, тема нас ніби сильно хвилювати не має, от тільки запобіжники від потрапляння такої продукції до України відсутні. Чи буде на ній тепер табличка «made in Moldova», чи таки «ПМЗ ім. Макарова» — навіть не так важливо. Важливо те, що на другому році великої війни й на дев'ятому році війни загалом українська компанія торгує з провідним промисловим підприємством країни-агресорки. І це... Це складно піддається словесній оцінці.</text:p>
          </table:table-cell>
          <table:table-cell office:value-type="string" calcext:value-type="string">
            <text:p>['Миколаїв', 'Бельці', 'Бельці', 'України']</text:p>
          </table:table-cell>
          <table:table-cell office:value-type="string" calcext:value-type="string">
            <text:p>['Миколаїв', 'Бельці', 'Бельці', 'Дніпро', 'України', 'Молдова', 'України']</text:p>
          </table:table-cell>
          <table:table-cell table:number-columns-repeated="16380"/>
        </table:table-row>
        <table:table-row table:style-name="ro34">
          <table:table-cell/>
          <table:table-cell office:value-type="string" calcext:value-type="string">
            <text:p>❗️Морально складне питання. Але як казав Президент, недоторканних в питаннях корупції немає…</text:p>
            <text:p/>
            <text:p>Комісія власності і регуляторної політики при повному сприянні Міши Присяжнюка підтримала проект рішення Київради «Про надання згоди комунальному підприємству «КИЇВПАСТРАНС» на знесення та списання нежитлової будівлі «Диспетчерський пункт 3 (Кіото)» за адресою: вул. Кіото, будинок 10 у Деснянському районі міста Києва» за поданням депутата Юри Федоренка.</text:p>
            <text:p/>
            <text:p>Це дуже сумнівне питання з явними корупційними ризиками!</text:p>
            <text:p/>
            <text:p>Мова про колишню диспетчерську на метро «Лісова» посеред котловану під майбутній ТРЦ «Lisova Mall» на Броварському проспекті, який будує ТОВ «Женсан» Вагіфа Алієва. </text:p>
            <text:p/>
            <text:p>Коротка передісторія:</text:p>
            <text:p>Років п'ять тому на метро «Лісова» почали будувати ТРЦ. Під це знесли транспортне кільце з кінцевими зупинками тролейбусів, автобусів і маршруток. Знесли ринок. Знесли маленький ТРЦ. Знесли шматок парку «Кіото» і засаджену лісом ділянку. Знесли автозаправку.</text:p>
            <text:p/>
            <text:p>Але колишня диспетчерська продовжує стояти посеред котловану, як на знаменитому фото з Китаю, де посеред котловану стоїть одинокий будинок принципового китайця. Диспетчерської як такої там вже давно не було, а останні років 10 там була перукарня, яка орендувала комунальну будівлю диспетчерської у КП «КИЇВПАСТРАНС».</text:p>
            <text:p/>
            <text:p>І от диво: ця колишня перукарня, яка п'ять років простояла серед котловану, виявилася аварійною. І її, як ви розумієте, потрібно терміново списати і знести.</text:p>
            <text:p/>
            <text:p>Але вона належить громаді Києва, тому Київрада від імені міської громади має дати дозвіл на знесення, що і було зроблено 30.08.2023 на засіданні комісії власності і регуляторної політики.</text:p>
            <text:p/>
            <text:p>❗️Тобто, депутати просто взяли і проголосували за демонтаж цінного активу міста (звичайно ж за бюджетні кошти), «просто з нести і все, і закрити це питання», замість отримання від Вагіфа Алієва значної компенсації в дохід бюджету, шляхом приватизації. </text:p>
            <text:p/>
            <text:p>Прокуратура, не дякуйте, але вся надія на вас, тут все очевидно.</text:p>
          </table:table-cell>
          <table:table-cell office:value-type="string" calcext:value-type="string">
            <text:p>['вул. Кіото', 'Деснянському районі', 'ТРЦ «Lisova Mall', 'Броварському проспекті', 'Китаю']</text:p>
          </table:table-cell>
          <table:table-cell office:value-type="string" calcext:value-type="string">
            <text:p>['Диспетчерський пункт 3', 'вул. Кіото, будинок 10', 'Деснянському районі міста Києва', 'метро «Лісова»', 'Броварському проспекті', 'метро «Лісова»', 'парку «Кіото»', 'Китаю', 'Києва']</text:p>
          </table:table-cell>
          <table:table-cell table:number-columns-repeated="16380"/>
        </table:table-row>
        <table:table-row table:style-name="ro11">
          <table:table-cell/>
          <table:table-cell office:value-type="string" calcext:value-type="string">
            <text:p>🤯За останніми підрахунками Міністерства економіки України для нормального економічного відновлення країні потрібні ще 5 млн робочих рук</text:p>
            <text:p/>
            <text:p>Тобто зараз питання повернення до України вимушено переміщених осіб є дуже важливим для функціонування країни. Тепер ми підходимо до основної проблеми. </text:p>
            <text:p/>
            <text:p>Серед людей, які вимушено покинули територію України, понад третина повертатись не планують взагалі. Мова йде про людей, які вже знайшли роботу, місця для навчання дітей й інтегрувались в той соціум, в якому зараз живуть. </text:p>
            <text:p/>
            <text:p>Найбільша частина цих людей знаходиться в Польщі, Чехії та Словаччині, - член Економічного дискусійного клубу Олег Пендзин в етері телеканалу</text:p>
            <text:p/>
            <text:p>Також додамо цікаві канали для українців, що знаходяться закордоном </text:p>
            <text:p/>
            <text:p>🔹Польща - посилання</text:p>
            <text:p>🔹Чехія - посилання</text:p>
          </table:table-cell>
          <table:table-cell office:value-type="string" calcext:value-type="string">
            <text:p>['України', 'України', 'Польщі', 'Чехії', 'Словаччині']</text:p>
          </table:table-cell>
          <table:table-cell office:value-type="string" calcext:value-type="string">
            <text:p>['України', 'України', 'Польщі', 'Чехії', 'Словаччині', 'Польща', 'Чехія']</text:p>
          </table:table-cell>
          <table:table-cell table:number-columns-repeated="16380"/>
        </table:table-row>
        <table:table-row table:style-name="ro12">
          <table:table-cell/>
          <table:table-cell office:value-type="string" calcext:value-type="string">
            <text:p>📸🇦🇷 Фотограф зафіксував Місто злиднів у Буенос-Айресі до перебудови</text:p>
            <text:p/>
            <text:p>Міські нетрі в Латиноамериці зазвичай розташовані на околицях, але на Місто злиднів, — знане як Villa miseria, або Villa 31, — натрапляєш практично в центрі Буенос-Айреса.</text:p>
            <text:p/>
            <text:p>Чилійський фотограф Крістобаль Пальма почав відвідувати ці занедбані квартали від 2019-го, фіксуючи архітектуру бідноти перед трансформацією.</text:p>
            <text:p/>
            <text:p>🏚️ Місто злиднів має чіткі кордони, бо відмежоване від решти Буенос-Айреса автомобільною трасою з одного боку та залізничними коліями — з іншого. Це посилювало ізоляцію. За іронією, поряд — найдорожчий житловий район Реколета.</text:p>
            <text:p/>
            <text:p>Віжья місерія почала хаотично забудовуватися з 1930-х років, без жодного планування, без водогону, електрики, каналізації. Вузькі вулички не асфальтовані, на голови перехожих звисають нелегальні кабелі.</text:p>
            <text:p/>
            <text:p>🌳 Озеленення відсутнє — на одній зі світлин видно чи не єдине дерево, на яке натрапив фотограф.</text:p>
            <text:p/>
            <text:p>Читайте більше за посиланням</text:p>
          </table:table-cell>
          <table:table-cell office:value-type="string" calcext:value-type="string">
            <text:p>['Буенос-Айресі', 'Латиноамериці', 'Буенос-Айреса', 'Буенос-Айреса', 'Реколета']</text:p>
          </table:table-cell>
          <table:table-cell office:value-type="string" calcext:value-type="string">
            <text:p>['Буенос-Айресі', 'Латиноамериці', 'Місто злиднів', 'Villa miseria', 'Villa 31', 'Буенос-Айреса', 'Буенос-Айреса', 'Реколета']</text:p>
          </table:table-cell>
          <table:table-cell table:number-columns-repeated="16380"/>
        </table:table-row>
        <table:table-row table:style-name="ro20">
          <table:table-cell/>
          <table:table-cell office:value-type="string" calcext:value-type="string">
            <text:p>На Київщині дворічний хлопчик випав з другого поверху</text:p>
            <text:p/>
            <text:p>Подія сталась у селі Забіря Фастівського району. Дитина сперлася на москітну сітку й випала з вікна. Хлопчика терміново доставили до лікарні, де діагностували травму голови.</text:p>
            <text:p/>
            <text:p>Керівник поліції Київської області Андрій Нєбитов закликав батьків дбати про безпеку дітей і встановлювати блокіратори вікон. </text:p>
            <text:p/>
            <text:p>🔷 Підписатися на Telegram | Instagram | Facebook | TikTok</text:p>
          </table:table-cell>
          <table:table-cell office:value-type="string" calcext:value-type="string">
            <text:p>['Київщині', 'Забіря Фастівського району']</text:p>
          </table:table-cell>
          <table:table-cell office:value-type="string" calcext:value-type="string">
            <text:p>['Київщині', 'Забіря Фастівського району', 'Київської області']</text:p>
          </table:table-cell>
          <table:table-cell table:number-columns-repeated="16380"/>
        </table:table-row>
        <table:table-row table:style-name="ro35">
          <table:table-cell/>
          <table:table-cell office:value-type="string" calcext:value-type="string">
            <text:p>🍀 Долучайтеся до захисту біорізноманіття Протасового Яру</text:p>
            <text:p/>
            <text:p>Усі, хто гуляють цим ландшафтним заказником місцевого значення, може долучитися до проєкту “Біорізноманіття заказника "Протасів Яр".</text:p>
            <text:p>"Кожен, хто вигулює вранці пса в Протасовому Яру, приходить на фестиваль, іде повз на роботу може допомогти проекту задокументувати якомога більше доказів перебування на цій території окремих видів росли і тварин.</text:p>
            <text:p/>
            <text:p>☝️ Вам не обов’язково знати їх назву. Досить скачати на смартфон додаток Іnaturalist https://www.inaturalist.org/ </text:p>
            <text:p/>
            <text:p>Ним можна користуватись як і будь-якою соцмережею з функцією фотографування. Потрібно залогінитись (можна через gmail). Ви можете зробити через додаток фото будь-якої тварини чи рослини, яка вам сподобалась чи здалась цікавою. Фото потрібно якось назвати (хоч “комаха” чи “листок”). В подальшому інші користувачі соцмережі розпізнають і назвуть правильно зафіксований вами вид", — написали активісти</text:p>
            <text:p/>
            <text:p>📲 ЯК ЦЕ ПРАЦЮЄ? </text:p>
            <text:p>Програма автоматично розміщає фотографію, прив'язуючись до ваших координат. А вже справа за біологами, які визначать, а усі в світі дізнаються про рослини — поширені чи червонокнижні — зафіксовані в конкретний період часу в Протасовому Яру.</text:p>
            <text:p/>
            <text:p>🤓 До речі, уже зараз у додатку можна знайти інформацію про 334 види тварин та рослин, які є у Протасовому Яру.</text:p>
          </table:table-cell>
          <table:table-cell office:value-type="string" calcext:value-type="string">
            <text:p>['Протасового Яру', 'Протасовому Яру', 'Протасовому Яру', 'Протасовому Яру']</text:p>
          </table:table-cell>
          <table:table-cell office:value-type="string" calcext:value-type="string">
            <text:p>['Протасового Яру', 'Протасів Яр', 'Протасовому Яру', 'Протасовому Яру', 'Протасовому Яру']</text:p>
          </table:table-cell>
          <table:table-cell table:number-columns-repeated="16380"/>
        </table:table-row>
        <table:table-row table:style-name="ro7">
          <table:table-cell/>
          <table:table-cell office:value-type="string" calcext:value-type="string">
            <text:p>Володимир Володимирович Бондаренко пригрозив пальцем Кличка усім структурним підрозділам КМДА та столичним РДА, зокрема головам районів, за ненадання депутатам Київради інформації щодо закупівель, які вони здійснювали протягом 2022-2023 років. Він досі переживає за Барабани і овочерізки… А також за базу «Зачарована долина» в Закарпатті…</text:p>
            <text:p/>
            <text:p>Саме тому сьогодні ним було надано усім столичним чиновникам перше і останнє китайське попередження, попередивши, що в іншому випадку їх чекає «симетрична відповідь» з боку нього та мера. Може навіть буде п^здити самих зухвалих.</text:p>
            <text:p/>
            <text:p>P.S. «Останнє китайське попередження» - це вираз про пусті, хоч і доволі агресивні, попередження за якими ніколи не настане наслідків🙄</text:p>
          </table:table-cell>
          <table:table-cell office:value-type="string" calcext:value-type="string">
            <text:p>['Барабани', 'Закарпатті']</text:p>
          </table:table-cell>
          <table:table-cell office:value-type="string" calcext:value-type="string">
            <text:p>['Закарпатті']</text:p>
          </table:table-cell>
          <table:table-cell table:number-columns-repeated="16380"/>
        </table:table-row>
        <table:table-row table:style-name="ro2">
          <table:table-cell/>
          <table:table-cell office:value-type="string" calcext:value-type="string">
            <text:p>​​Котики отримали сертифікацію NAEMT 🔥</text:p>
            <text:p/>
            <text:p>Наш навчальний центр тактичної медицини тепер визнаний NAEMT — національною асоціацією екстрених медичних техніків США.</text:p>
            <text:p/>
            <text:p>Стандарти NAEMT — це як ISO, але у світі тактичної медицини. Вони впроваджують найвищі планки такмеду, до яких всі прагнуть.</text:p>
            <text:p/>
            <text:p>Ми одні, серед небагатьох центрів в Україні, що сертифіковані NAEMT. Зараз плануємо відкривати Школу інструкторів, щоб навчати ще більше військових та цивільних.</text:p>
            <text:p/>
            <text:p>Для охочих стати інструктором з тактичної медицини та долучитися до нашої команди попередня реєстрація на навчання:</text:p>
            <text:p>https://forms.gle/MaJbEU9RaY5ajSmo8</text:p>
            <text:p/>
            <text:p>@kitty_soloma</text:p>
          </table:table-cell>
          <table:table-cell office:value-type="string" calcext:value-type="string">
            <text:p>['Україні']</text:p>
          </table:table-cell>
          <table:table-cell office:value-type="string" calcext:value-type="string">
            <text:p>['США', 'Україні']</text:p>
          </table:table-cell>
          <table:table-cell table:number-columns-repeated="16380"/>
        </table:table-row>
        <table:table-row table:style-name="ro11">
          <table:table-cell/>
          <table:table-cell office:value-type="string" calcext:value-type="string">
            <text:p>З 25 вересня в Києві вводяться нові “комендантські” перепустки.</text:p>
            <text:p/>
            <text:p>З 25-го вересня в Києві вводяться перепустки нового формату на авто для пересування містом під час комендантської години. </text:p>
            <text:p/>
            <text:p>✔️Заявки на отримання перепусток необхідно подавати до Центрального управління Військової служби правопорядку.</text:p>
            <text:p/>
            <text:p>🗯“Система перепусток повинна систематично оновлюватися аби ними користувалися лише ті, хто відноситься до підрозділів сектору безпеки та оборони України, критичної інфраструктури міста та органів державної влади. Нагадую, що ці перепустки заборонено розміщувати під склом авто або на іншому видному місці. Вони виключно пред’являються за вимогою правоохоронців чи військових. Згідно процедури, старі перепустки мають бути повернуті до Центрального управління Військової служби правопорядку. Мешканцям та гостям міста Києва нагадую – комендантська година є обов’язковою нормою в умовах воєнного стану. Тож будьте свідомими і не порушуйте правила. ”, – повідомив начальник КМВА Сергій Попко.</text:p>
          </table:table-cell>
          <table:table-cell office:value-type="string" calcext:value-type="string">
            <text:p>['Києві', 'Києві', 'Києва']</text:p>
          </table:table-cell>
          <table:table-cell office:value-type="string" calcext:value-type="string">
            <text:p>['Києві', 'Києві', 'України', 'Києва']</text:p>
          </table:table-cell>
          <table:table-cell table:number-columns-repeated="16380"/>
        </table:table-row>
        <table:table-row table:style-name="ro4">
          <table:table-cell/>
          <table:table-cell office:value-type="string" calcext:value-type="string">
            <text:p>В Охматдиті почали будівництво першого в Україні Дому Рональда МакДональда для родин важкохворих дітей. 👦</text:p>
            <text:p/>
            <text:p>Який він матиме вигляд 🏠</text:p>
          </table:table-cell>
          <table:table-cell office:value-type="string" calcext:value-type="string">
            <text:p>['Охматдиті', 'Україні']</text:p>
          </table:table-cell>
          <table:table-cell office:value-type="string" calcext:value-type="string">
            <text:p>['Охматдиті', 'Україні', 'Дому Рональда МакДональда']</text:p>
          </table:table-cell>
          <table:table-cell table:number-columns-repeated="16380"/>
        </table:table-row>
        <table:table-row table:style-name="ro17">
          <table:table-cell/>
          <table:table-cell office:value-type="string" calcext:value-type="string">
            <text:p>🚨Ситуація серйозна. На заплаві між селищем Михайлівка-Рубежівка та Ірпенем горить майже 8 гектарів торфу - Маркушин. </text:p>
            <text:p/>
            <text:p>👨‍🚒Мер Ірпеня Олександр Маркушин повідомив, що на місці загоряння працюють представники всіх відповідальних підрозділів, 4 пожежні розрахунки, воду для тушіння підвозить "Ірпіньводоканал". </text:p>
            <text:p/>
            <text:p>"Зараз ми викликали службу водних ресурсів, щоб відкрити шлюз та наповнити водою канали засохлої річки.На повну ліквідацію пожежі нам потрібно приблизно 2-3 дні", - повідомив він.</text:p>
            <text:p/>
            <text:p>💢Маркушин запевнив, що пожежа не загрожує інфраструктурі Ірпінської громади, проте мешканцям Михайлівки-Рубежівки, садового кооперативу та району поблизу ЖК “Синергія” радять тримати вікна закритими до повної ліквідації пожежі.</text:p>
          </table:table-cell>
          <table:table-cell office:value-type="string" calcext:value-type="string">
            <text:p>['Михайлівка', 'Рубежівка', 'Ірпенем']</text:p>
          </table:table-cell>
          <table:table-cell office:value-type="string" calcext:value-type="string">
            <text:p>['Михайлівка', 'Рубежівка', 'Ірпенем', 'Маркушин', 'Михайлівки', 'Рубежівки', 'ЖК “Синергія”']</text:p>
          </table:table-cell>
          <table:table-cell table:number-columns-repeated="16380"/>
        </table:table-row>
        <table:table-row table:style-name="ro2">
          <table:table-cell/>
          <table:table-cell office:value-type="string" calcext:value-type="string">
            <text:p>‼️ОРІЄНТУВАННЯ‼️</text:p>
            <text:p/>
            <text:p>🟥РОЗШУКУЮТЬСЯ власники песика зображеного на фото який близько 1-2 тижнів перебуває на території Дарницького району (Бориспільська, 9, корпус 54, територія колишнього радіозаводу)</text:p>
            <text:p/>
            <text:p>🐶можливо хтось впізнає свого домашнього улюбленця та забере додому🏠</text:p>
            <text:p/>
            <text:p>🟥Характерні ознаки песика:</text:p>
            <text:p>- колір чорно-коричневий;</text:p>
            <text:p>- ошейник зеленого кольору (хакі);</text:p>
            <text:p>-хвостик на кінчику зі стрижкою.</text:p>
            <text:p/>
            <text:p>☝🏻Звернутися можна до мешканців багатоквартирного будинку корпусу 54, Бориспільська, 9, які його тут бачать щодня. </text:p>
            <text:p>У випадку  якщо впізнали песика та не знаєте де знаходиться територія телефонуйте за номером 0932626376.</text:p>
          </table:table-cell>
          <table:table-cell office:value-type="string" calcext:value-type="string">
            <text:p>['Дарницького району', 'Бориспільська, 9', 'Бориспільська, 9']</text:p>
          </table:table-cell>
          <table:table-cell office:value-type="string" calcext:value-type="string">
            <text:p>['Дарницького району', 'Бориспільська, 9', 'корпус 54', '54', 'Бориспільська, 9']</text:p>
          </table:table-cell>
          <table:table-cell table:number-columns-repeated="16380"/>
        </table:table-row>
        <table:table-row table:style-name="ro16">
          <table:table-cell/>
          <table:table-cell office:value-type="string" calcext:value-type="string">
            <text:p>#допомога</text:p>
            <text:p/>
            <text:p>3-го вересня з 12:00 до 18:00 у Латвійському сквері (ріг вул. Омеляновича-Павленка і Бутишева провулка) збиратимуть на переробку російськомовну літературу – книги, журнали, каталоги, брошури тощо.</text:p>
            <text:p/>
            <text:p>Виручені від здачі кошти спрямують на друк серії посібників волонтерського проєкту «Як ти, брате?» про те, як спілкуватися і підтримувати стосунки під час війни.</text:p>
            <text:p/>
            <text:p>🔸Підписатися на Telegram | Facebook | Viber</text:p>
          </table:table-cell>
          <table:table-cell office:value-type="string" calcext:value-type="string">
            <text:p>['Латвійському сквері', 'вул. Омеляновича-Павленка', 'Бутишева провулка']</text:p>
          </table:table-cell>
          <table:table-cell office:value-type="string" calcext:value-type="string">
            <text:p>['Латвійському сквері', 'вул. Омеляновича', 'Павленка', 'Бутишева провулка']</text:p>
          </table:table-cell>
          <table:table-cell table:number-columns-repeated="16380"/>
        </table:table-row>
        <table:table-row table:style-name="ro36">
          <table:table-cell/>
          <table:table-cell office:value-type="string" calcext:value-type="string">
            <text:p>Нью-Йорку було дозволено стягувати плату з водіїв, які в’їжджають у Нижній Манхеттен, оголосила в понеділок губернатор Нью-Йорка Кеті Хочул. Про це повідомляє CNN.</text:p>
            <text:p/>
            <text:p>Плата за проїзд офіційно відома як Програма стягнення плати за проїзд у центральному діловому районі, але її зазвичай називають «плата за затори».</text:p>
            <text:p/>
            <text:p>План відкладався роками, але минулого місяця Федеральна адміністрація автомобільних доріг підписала екологічну оцінку і тепер Управління міського транспорту Нью-Йорка (MTA) може розпочати процес остаточного визначення тарифів за проїзд.</text:p>
            <text:p/>
            <text:p>Щодня 700 000 автомобілів, таксі та вантажівок приїжджають до Нижнього Манхеттена, одного з найжвавіших районів у світі з одними із найгірших заторів у Сполучених Штатах.</text:p>
            <text:p/>
            <text:p>Автомобілі рухаються зі швидкістю лише 11,3 км/год в середньому в зоні заторів, і ця швидкість падає. Швидкість громадських автобусів також знизилася на 28% з 2010 року. Жителі Нью-Йорка втрачають у середньому 117 годин щороку, стоячи в пробках, що обходиться кожному у майже 2000 доларів у вигляді втрати продуктивності та інших втрат, згідно з однією з оцінок.</text:p>
            <text:p/>
            <text:p>Плата покликана зменшити кількість транспортних засобів, що в’їжджають у зону заторів, щонайменше на 10% щодня, і скоротити кількість кілометрів, які автомобілі проїжджають у зоні на 5%.</text:p>
            <text:p/>
            <text:p>Затори також пов’язані з фізичними та суспільними витратами: більше аварій, викидів вуглекислого газу та забруднення трапляються, оскільки автомобілі займають простір, який можна було б оптимізувати для пішоходів та ресторанів просто неба.</text:p>
            <text:p/>
            <text:p>Прихильники також відзначають, що це покращить громадський транспорт, важливу частину життя Нью-Йорка. Близько 75% поїздок у центрі міста здійснюються громадським транспортом.</text:p>
            <text:p/>
            <text:p>Але за даними MTA, кількість пасажирів у громадському транспорті на 25–30% нижча порівняно з рівнями до пандемії. MTA каже, що плата за затори створить важливе джерело доходу для фінансування 15 мільярдів доларів майбутніх інвестицій для модернізації 100-річної системи громадського транспорту міста.</text:p>
            <text:p/>
            <text:p>Хоча жодне інше місто США ще не запровадило плату за перевантаження, у Стокгольмі, Лондоні та Сінгапурі це було вже багато років.</text:p>
            <text:p/>
            <text:p>Лише через рік після того, як у 2003 році в Лондоні було введено плату, затори на дорогах зменшилися на 30% , а середня швидкість зросла на стільки ж. У Стокгольмі одне дослідження показало, що кількість звернень дітей до лікаря з гострою астмою впала приблизно на 50% порівняно з показниками до запуску програми в 2007 році.</text:p>
            <text:p/>
            <text:p>Але є і критика, її читайте за лінком.</text:p>
            <text:p/>
            <text:p>І підписуйтесь на @kyivpassengers</text:p>
          </table:table-cell>
          <table:table-cell office:value-type="string" calcext:value-type="string">
            <text:p>['Нью-Йорку', 'Нижній Манхеттен', 'Нью-Йорка', 'Нижнього Манхеттена', 'Сполучених Штатах', 'Нью-Йорка']</text:p>
          </table:table-cell>
          <table:table-cell office:value-type="string" calcext:value-type="string">
            <text:p>['Нью', 'Нижній Манхеттен', 'Нью-Йорка', 'Нижнього Манхеттена', 'Сполучених Штатах', 'Нью', '-Йорка', 'Нью', '-Йорка', 'США', 'Стокгольмі', 'Лондоні', 'Сінгапурі', 'Лондоні', 'Стокгольмі']</text:p>
          </table:table-cell>
          <table:table-cell table:number-columns-repeated="16380"/>
        </table:table-row>
        <table:table-row table:style-name="ro37">
          <table:table-cell/>
          <table:table-cell office:value-type="string" calcext:value-type="string">
            <text:p>Дайджест новин на 20 годину</text:p>
            <text:p/>
            <text:p>🇺🇦Житло на згарищі: як у столиці перетворюють споруду XIX століття в клубний будинок</text:p>
            <text:p/>
            <text:p>Київ:</text:p>
            <text:p/>
            <text:p>🔸“Китайське попередження”: Бондаренко вимагає від чиновників КМДА і РДА інформацію щодо закупівель під час війни</text:p>
            <text:p>🔹У Київраді не знайшлося голосів для впровадження “електронних консультацій”</text:p>
            <text:p>🔸Алгоритму роботи закладів освіти з недостатньою кількістю місць в укриттях досі немає, - Васильчук</text:p>
            <text:p>🔹 У Києві під час навчання дітей у школах громадянам пропонуватимуть альтернативні укриття, – КМВА</text:p>
            <text:p>🔸З 25 вересня в Києві вводяться нові “комендантські” перепустки</text:p>
            <text:p>🔹Київ виділить 800 млн на фортифікацію і армію</text:p>
            <text:p>🔸Син загиблого депутата Київради Ільницького отримав нагороду замість загиблого батька</text:p>
            <text:p>🔹Депкорпус Київради поповнився новим депутатом від “Європейської солідарності”</text:p>
            <text:p>🔸У цій війні немає нічого важливішого за збереження нації та України, - Петро Кузик</text:p>
            <text:p>🔹Депутатка Семенова ініціювала відбудуву зруйнованого дроном будинка на Жилянській</text:p>
            <text:p>🔸Нове керівництво Департаменту захисту культурної спадщини КМДА приступило до виконання своїх обов'язків (відео)</text:p>
            <text:p>🔹Депутат Яловий просить вплинути на Київгаз і заборонити йому без попередження відключати абонентів</text:p>
            <text:p>🔸Київрада не змогла збільшити статутний капітал КП “Київтеплоенерго” до 5,3 млрд гривень</text:p>
            <text:p>🔹Кириленко знов насварив апарат Київради за помилки і небажання ознайомлювати депутатів з проєктами рішень</text:p>
            <text:p>🔸Солом'янська РДА повністю проігнорувала комісію Київради з укриттів - Ємець</text:p>
            <text:p>🔹Депутатка Семенова дарма просила Київраду розірвати відносини із власником “Будинку Уткіна”</text:p>
            <text:p>🔸Депутат Шаповал просить дати грошей на ліфти в діагностичному центрі Дніпровського району</text:p>
            <text:p>🔹У Києві за чотири дні метеорологи зафіксували 11 температурних рекордів</text:p>
            <text:p>🔸У Святошинському районі хочуть створити реабілітаційний центр</text:p>
            <text:p>🔹У Києві начальника відділу АТ “Укрзалізниця” викрили на хабарі за підключення до електромереж</text:p>
            <text:p>🔸У “Київтеплоенерго” прокоментували звинувачення правоохоронців у закупівлі насосного обладнання за завищеними цінами</text:p>
            <text:p>🔹Шевченківський райсуд залишив під вартою ексрозвідника Романа Червінського до 15 вересня</text:p>
            <text:p>🔸Директора столичного КП підозрюють у недбалості зі збитком у 800 тисяч гривень при відновленні будинків на Межовій</text:p>
            <text:p/>
            <text:p/>
            <text:p>Київщина: </text:p>
            <text:p/>
            <text:p>🔹Трипільська ТЕС має намір підвищити ціни на тепло і воду для жителів Української громади</text:p>
            <text:p>🔸На Київщині 1 вересня утримається надзвичайний рівень пожежної небезпеки</text:p>
            <text:p>🔹У двох багатоповерхівках Українки збираються замінити вікна (адреси)</text:p>
            <text:p>🔸Білоцерківські ліцеї закуповують модульні укриття</text:p>
            <text:p>🔹У Фастові до вечора 1 вересня перекрито рух автотранспорту через залізничний переїзд</text:p>
            <text:p>🔸На Макарівщині мобільна бригада Червоного Хреста продовжить безкоштовний медогляд жителів громади</text:p>
            <text:p>🔹Дмитрівська сільрада придбає чотири модульних укриттів</text:p>
            <text:p>🔸У Броварах із 1 вересня діятиме новий тариф на проїзд для школярів</text:p>
            <text:p>🔹Влада Миронівки вирішила відремонтувати коридори на двох поверхах міськради</text:p>
            <text:p>🔸У Сквирській громаді дівчину вдарило струмом під час риболовлі</text:p>
            <text:p/>
            <text:p/>
            <text:p>#Дайджест</text:p>
          </table:table-cell>
          <table:table-cell office:value-type="string" calcext:value-type="string">
            <text:p>['Київ', 'Києві', 'Києві', 'України', 'Жилянській', 'Будинку Уткіна', 'Дніпровського району', 'Києві']</text:p>
          </table:table-cell>
          <table:table-cell office:value-type="string" calcext:value-type="string">
            <text:p>['Київ', 'Київраді', 'Києві', 'Києві', 'Київ', 'України', 'Жилянській', 'Дніпровського району', 'Києві', 'Святошинському районі', 'Києві', 'Межовій\n', 'Київщина', 'Української громади', 'Київщині', 'Українки', 'Фастові', 'Макарівщині', 'Червоного Хреста', 'Броварах', 'Миронівки', 'Сквирській громаді']</text:p>
          </table:table-cell>
          <table:table-cell table:number-columns-repeated="16380"/>
        </table:table-row>
        <table:table-row table:style-name="ro17">
          <table:table-cell/>
          <table:table-cell office:value-type="string" calcext:value-type="string">
            <text:p>«Лети, Соколе…»</text:p>
            <text:p/>
            <text:p>У Києві попрощалися із загиблим на війні командиром загону «Південь» УДА у складі 28-ої ОМБр, депутатом Київради від фракції «Європейська солідарність» Сергієм Ільницьким із позивним «Сокіл».</text:p>
            <text:p/>
            <text:p>Життя 53-річного захисника обірвалося минулого тижня на Донбасі, поблизу селища Курдюмівка. До Михайлівського Золотоверхого собору прийшли сотні людей. Серед близьких Ільницького були його батьки, дружина та діти. Син Владислав воював разом із батьком.</text:p>
            <text:p/>
            <text:p>Вічна памʼять! </text:p>
            <text:p>Герої не вмирають!</text:p>
            <text:p/>
            <text:p>🔷 Підписатися на Telegram | Instagram | Facebook | TikTok</text:p>
          </table:table-cell>
          <table:table-cell office:value-type="string" calcext:value-type="string">
            <text:p>['Києві', 'Донбасі', 'Курдюмівка', 'Михайлівського Золотоверхого собору']</text:p>
          </table:table-cell>
          <table:table-cell office:value-type="string" calcext:value-type="string">
            <text:p>['Соколе', 'Києві', 'Донбасі', 'Курдюмівка', 'Михайлівського Золотоверхого собору']</text:p>
          </table:table-cell>
          <table:table-cell table:number-columns-repeated="16380"/>
        </table:table-row>
        <table:table-row table:style-name="ro20">
          <table:table-cell/>
          <table:table-cell office:value-type="string" calcext:value-type="string">
            <text:p>🚧 Цех «Більшовика» зносить фірма, пов’язана з сином Черновецького – ЗМІ</text:p>
            <text:p/>
            <text:p>Компанія «Мостицький-2», яка виграла тендер, була генпідрядником скандальних ЖК Edelburg Development: Поділ Град Vintage, Edelweiss House. Забудовника пов’язують зі Степаном Черновецьким, сином колишнього мера</text:p>
            <text:p/>
            <text:p>🧱 Обсяг будівельного сміття, на яке перетвориться цех «Більшовика», попередньо оцінюють у 25 тисяч тонн.</text:p>
            <text:p/>
            <text:p>Читайте більше за посиланням</text:p>
          </table:table-cell>
          <table:table-cell office:value-type="string" calcext:value-type="string">
            <text:p>[]</text:p>
          </table:table-cell>
          <table:table-cell office:value-type="string" calcext:value-type="string">
            <text:p>['Поділ Град Vintage', 'Edelweiss House']</text:p>
          </table:table-cell>
          <table:table-cell table:number-columns-repeated="16380"/>
        </table:table-row>
        <table:table-row table:style-name="ro8">
          <table:table-cell/>
          <table:table-cell office:value-type="string" calcext:value-type="string">
            <text:p>🌾У Добропарку пропонують створити свій авторський міксбордер та представити його всій Україні</text:p>
            <text:p/>
            <text:p>Адміністрація парку забезпечує локацією розміром 1,80 х 10-15 метрів для презентації композиції злакових та багаторічників.</text:p>
          </table:table-cell>
          <table:table-cell office:value-type="string" calcext:value-type="string">
            <text:p>['Україні']</text:p>
          </table:table-cell>
          <table:table-cell office:value-type="string" calcext:value-type="string">
            <text:p>['Добропарку', 'Україні']</text:p>
          </table:table-cell>
          <table:table-cell table:number-columns-repeated="16380"/>
        </table:table-row>
        <table:table-row table:style-name="ro3">
          <table:table-cell/>
          <table:table-cell office:value-type="string" calcext:value-type="string">
            <text:p>Антон Птушкін випустив перше за час повномасштабної війни тревел-відео з Карпат⛰️</text:p>
            <text:p/>
            <text:p>У новому випуску блогер відмовився від звичного для нього формату й не коментував те, що відбувається в кадрі.</text:p>
            <text:p/>
            <text:p>Дивитися повне відео📺</text:p>
          </table:table-cell>
          <table:table-cell office:value-type="string" calcext:value-type="string">
            <text:p>[]</text:p>
          </table:table-cell>
          <table:table-cell office:value-type="string" calcext:value-type="string">
            <text:p>['Карпат']</text:p>
          </table:table-cell>
          <table:table-cell table:number-columns-repeated="16380"/>
        </table:table-row>
        <table:table-row table:style-name="ro6">
          <table:table-cell/>
          <table:table-cell office:value-type="string" calcext:value-type="string">
            <text:p>Район 😍</text:p>
            <text:p/>
            <text:p>Вул. Борщагівська</text:p>
          </table:table-cell>
          <table:table-cell office:value-type="string" calcext:value-type="string">
            <text:p>['Вул. Борщагівська']</text:p>
          </table:table-cell>
          <table:table-cell office:value-type="string" calcext:value-type="string">
            <text:p>[]</text:p>
          </table:table-cell>
          <table:table-cell table:number-columns-repeated="16380"/>
        </table:table-row>
        <table:table-row table:style-name="ro4">
          <table:table-cell/>
          <table:table-cell office:value-type="string" calcext:value-type="string">
            <text:p>🇺🇦🎶Гімн України у виконанні Песика Лори - дуже мелодійно співає і має гарний слух.</text:p>
            <text:p/>
            <text:p>📹 shepetovskiykorney | Tiktok</text:p>
          </table:table-cell>
          <table:table-cell office:value-type="string" calcext:value-type="string">
            <text:p>['України']</text:p>
          </table:table-cell>
          <table:table-cell office:value-type="string" calcext:value-type="string">
            <text:p>[]</text:p>
          </table:table-cell>
          <table:table-cell table:number-columns-repeated="16380"/>
        </table:table-row>
        <table:table-row table:style-name="ro5">
          <table:table-cell/>
          <table:table-cell office:value-type="string" calcext:value-type="string">
            <text:p>У Києві у шістьох співробітників закладу харчування виявили гостру кишкову інфекцію❗️</text:p>
            <text:p/>
            <text:p>Вони їли страви, які самі ж готували😳</text:p>
            <text:p/>
            <text:p>Подробиці ⬅️</text:p>
          </table:table-cell>
          <table:table-cell office:value-type="string" calcext:value-type="string">
            <text:p>['Києві', 'Подробиці']</text:p>
          </table:table-cell>
          <table:table-cell office:value-type="string" calcext:value-type="string">
            <text:p>['Києві']</text:p>
          </table:table-cell>
          <table:table-cell table:number-columns-repeated="16380"/>
        </table:table-row>
        <table:table-row table:style-name="ro16">
          <table:table-cell/>
          <table:table-cell office:value-type="string" calcext:value-type="string">
            <text:p>📌Інформуємо про найближчі зміни в організації дорожнього руху та роботі громадського транспорту</text:p>
            <text:p/>
            <text:p>🚍🚎Із початку осені на вул. Князів Острозьких відбудуться зміни в роботі наземного громадського транспорту. </text:p>
            <text:p/>
            <text:p>Зокрема зміни стосуватимуться автобусних маршрутів №25, 62, тролейбуса №38, тимчасового автобусного маршруту № 38-ТР та маршрутних таксі №470, 520.</text:p>
            <text:p/>
            <text:p>🚌Із 1 вересня автобусний маршрут № 109 курсуватиме до ст. м. "Театральна".</text:p>
          </table:table-cell>
          <table:table-cell office:value-type="string" calcext:value-type="string">
            <text:p>['вул. Князів Острозьких']</text:p>
          </table:table-cell>
          <table:table-cell office:value-type="string" calcext:value-type="string">
            <text:p>['вул. Князів Острозьких', 'Театральна']</text:p>
          </table:table-cell>
          <table:table-cell table:number-columns-repeated="16380"/>
        </table:table-row>
        <table:table-row table:style-name="ro38">
          <table:table-cell/>
          <table:table-cell office:value-type="string" calcext:value-type="string">
            <text:p>Дайджест новин на 20 годину</text:p>
            <text:p/>
            <text:p>🇺🇦Ламати не будувати: цех №5 “Більшовика” зноситиме фірма, пов'язана одночасно з Черновецьким та Микитасем</text:p>
            <text:p/>
            <text:p>Київ:</text:p>
            <text:p/>
            <text:p>🔹У Києві та області майже до вересня буде утримуватись надзвичайний рівень пожежної небезпеки</text:p>
            <text:p>🔸У Києві облаштували кільцеві розв’язки на 18 локаціях</text:p>
            <text:p>🔹У неділю в Києві зафіксували три температурні рекорди</text:p>
            <text:p>🔸Через спеку у Києві запровадили обмеження на рух великовагового транспорту</text:p>
            <text:p>🔹Мешканців і гостей столиці запрошують на безоплатні екскурсії з нагоди Дня Незалежності</text:p>
            <text:p>🔸 Кличко призначив нового директора департаменту інформаційно-комунікаційних технологій КМДА</text:p>
            <text:p>🔹За 550 днів великої війни в пологових будинках і сховищах Києва народилися майже 27 тис. немовлят</text:p>
            <text:p>🔸Цього тижня демонтуватимуть незаконну рекламу у трьох районах столиці</text:p>
            <text:p>🔹У Києві на Співочому полі відкрився Музей українського грамзапису (фото)</text:p>
            <text:p>🔸У Києві знайшли мертвим полковника СБУ, обставини смерті встановлює Нацполіція</text:p>
            <text:p/>
            <text:p/>
            <text:p>Київщина: </text:p>
            <text:p/>
            <text:p>🔸КОДА заплатить ще понад 33 млн гривень за реконструкцію Іванківської райлікарні</text:p>
            <text:p>🔹На Київщині до 1 вересня відремонтували укриття у 884 закладах освіти</text:p>
            <text:p>🔸Згурівка купить 7 “Мавіків”</text:p>
            <text:p>🔹На Білоцерківщині сьогодні, 28 серпня, заплановано проведення вибухових робіт</text:p>
            <text:p>🔸Кінологічний центр на Київщині можуть позбавити території, де тренують собак-поводирів для незрячих</text:p>
            <text:p>🔹У систему відеоспостереження Борисполя планують вкласти 5 млн гривень</text:p>
            <text:p>🔸Стосовно військового рф, який розстріляв цивільне авто у Бучанському районі, скерували обвинувачення до суду</text:p>
            <text:p/>
            <text:p>#Дайджест</text:p>
          </table:table-cell>
          <table:table-cell office:value-type="string" calcext:value-type="string">
            <text:p>['Києві', 'Києві', 'Києві', 'Києві', 'Києва', 'Києві', 'Співочому полі', 'Києві', 'Київщині', 'Білоцерківщині', 'Київщині', 'Борисполя', 'Бучанському районі']</text:p>
          </table:table-cell>
          <table:table-cell office:value-type="string" calcext:value-type="string">
            <text:p>['Черновецьким', 'Микитасем', 'Київ', 'Києві', 'Києві', 'Києві', 'Києві', 'Києва', 'Києві', 'Співочому полі', 'Києві', 'Іванківської райлікарні', 'Київщині', 'Білоцерківщині', 'Київщині', 'Борисполя', 'Бучанському районі']</text:p>
          </table:table-cell>
          <table:table-cell table:number-columns-repeated="16380"/>
        </table:table-row>
        <table:table-row table:style-name="ro39">
          <table:table-cell/>
          <table:table-cell office:value-type="string" calcext:value-type="string">
            <text:p>Віталій Кличко: Сьогодні у столичній мерії підписали Меморандум із Громадською організацією "Асоціація підприємців-ветеранів АТО" щодо підтримки ветеранів, які хочуть розпочати та розвивати свій бізнес у столиці</text:p>
            <text:p> </text:p>
            <text:p>У межах нашої співпраці кияни-ветерани отримають необхідні знання, інформацію та актуальні навички для відкриття власного бізнесу. А також фінансову та консультативну підтримку з питань можливих джерел фінансування, юридичних питань, щодо корисних сервісів та захисту проєктів. Асоціація цього року планує залучити та профінансувати бізнес киян-ветеранів на загальну суму 10 мільйонів гривень. А до кінця 3-го кварталу 2024 року – 50 мільйонів гривень. </text:p>
            <text:p/>
            <text:p>Відкриття власного бізнесу може бути однією з можливостей для ветеранів реалізувати себе після повернення з фронту та знайти своє місце в цивільному житті. Столична влада всебічно допоможе ветеранам реалізувати свій потенціал і долучитися до відновлення Києва.</text:p>
            <text:p/>
            <text:p>Від ветеранів Меморандум підписав голова ГО "Асоціація підприємців-ветеранів АТО" Сергій Позняк. Він є засновником фінансових компаній FinStream та Cronvest, очолює наглядову раду інвестиційного фонду. Ветеран АТО і молодший лейтенант Нацгвардії України. Втративши ліву стопу на полі бою, Сергій уже пройшов протезування і реабілітацію та продовжує підтримувати побратимів, ветеранів та членів їх сімей.</text:p>
          </table:table-cell>
          <table:table-cell office:value-type="string" calcext:value-type="string">
            <text:p>['Києва']</text:p>
          </table:table-cell>
          <table:table-cell office:value-type="string" calcext:value-type="string">
            <text:p>['Києва', 'Нацгвардії України']</text:p>
          </table:table-cell>
          <table:table-cell table:number-columns-repeated="16380"/>
        </table:table-row>
        <table:table-row table:style-name="ro11">
          <table:table-cell/>
          <table:table-cell office:value-type="string" calcext:value-type="string">
            <text:p>Вечірнє звернення Володимира Зеленського:</text:p>
            <text:p/>
            <text:p>Дуже активно готуємося до перемовин та зустрічей, які заплановані на вересень. Провів наради з міжнародниками, із нашими послами у відповідних країнах. Чітко бачимо, з якими лідерами маємо зустрітись та переговорити, а також які результати маємо принести Україні.</text:p>
            <text:p/>
            <text:p>Велика нарада з представниками парламенту, з урядовцями, нашими міжнародниками щодо нашої готовності до відкриття переговорів про членство з Євросоюзом. Виконання рекомендацій. Необхідні законопроекти, які вже підготовлені та за які потрібно проголосувати в парламенті. 226 голосів за кожне рішення для України в Євросоюзі – це обовʼязок.</text:p>
            <text:p/>
            <text:p>Слава всім, хто бʼється й працює заради України! Я дякую всім у світі, хто допомагає!</text:p>
            <text:p>Слава Україні!</text:p>
            <text:p/>
            <text:p>🇺🇦 Украина Сейчас / Подписаться</text:p>
          </table:table-cell>
          <table:table-cell office:value-type="string" calcext:value-type="string">
            <text:p>['Україні', 'Євросоюзом', 'України', 'Євросоюзі', 'України']</text:p>
          </table:table-cell>
          <table:table-cell office:value-type="string" calcext:value-type="string">
            <text:p>['Україні', 'України', 'Євросоюзі', 'України']</text:p>
          </table:table-cell>
          <table:table-cell table:number-columns-repeated="16380"/>
        </table:table-row>
        <table:table-row table:style-name="ro1">
          <table:table-cell/>
          <table:table-cell office:value-type="string" calcext:value-type="string">
            <text:p>‼️Росіяни запустили фейк про вивезення ікон з Києво-Печерської лаври до Франції.</text:p>
          </table:table-cell>
          <table:table-cell office:value-type="string" calcext:value-type="string">
            <text:p>['Києво-Печерської лаври', 'Франції']</text:p>
          </table:table-cell>
          <table:table-cell office:value-type="string" calcext:value-type="string">
            <text:p>['Києво', 'Печерської лаври', 'Франції']</text:p>
          </table:table-cell>
          <table:table-cell table:number-columns-repeated="16380"/>
        </table:table-row>
        <table:table-row table:style-name="ro30">
          <table:table-cell/>
          <table:table-cell office:value-type="string" calcext:value-type="string">
            <text:p>Шулявка. Київский політехнічний інститут (КПІ).</text:p>
            <text:p/>
            <text:p>Старий стадіон КПІ на місці сучасної науково-технічної бібліотеки КПІ та частини сучасного корпусу №7 - за старим хімічним корпусом (нині - корпус №4).</text:p>
            <text:p/>
            <text:p>Перше фото - 1950-1960 роки.</text:p>
            <text:p>Друге фото -1973 рік.</text:p>
            <text:p/>
            <text:p>На цьому старому стадіоні КПІ, коли ще був він студентом (мабуть теплофаку) КПІ, грав за збірну КПІ з футболу Валерій Васильович Лобановський.</text:p>
            <text:p>Також тут робив свої перші кроки в футболі єдиний в Києві олімпійський чемпіон з футболу 1988 року Олексій Михайличенко - ще зовсім малим він з батьками жив поряд.</text:p>
            <text:p/>
            <text:p>Зовсім поряд з цим старим стадіоном тоді знаходились також тенісні корти та надувний легкоатлетичний манеж - на місці сучасної площі знань КПІ.</text:p>
            <text:p>Цей надувний легкоатлетичний манеж десь в середині 1970-х років був перенесений ближче до Караваєвих дач на вулицю Польова - поряд з сучасною будівлею 24-го корпусу (спорткомплекс) КПІ, а нові тенісні корти напочатку 1980-х років вже з'явилися на сучасному місці - за гуртожитком по вулиці академіка Янгеля.</text:p>
            <text:p/>
            <text:p>@soloma_history</text:p>
          </table:table-cell>
          <table:table-cell office:value-type="string" calcext:value-type="string">
            <text:p>['Києві', 'площі знань КПІ', 'Караваєвих дач', 'вулицю Польова', 'вулиці академіка Янгеля']</text:p>
          </table:table-cell>
          <table:table-cell office:value-type="string" calcext:value-type="string">
            <text:p>['корпус №4', 'Києві', 'Караваєвих дач', 'вулицю Польова', 'вулиці академіка Янгеля']</text:p>
          </table:table-cell>
          <table:table-cell table:number-columns-repeated="16380"/>
        </table:table-row>
        <table:table-row table:style-name="ro21">
          <table:table-cell/>
          <table:table-cell office:value-type="string" calcext:value-type="string">
            <text:p>Подробиці різанини на Троєщині👇</text:p>
            <text:p/>
            <text:p>Між чоловіками виник словесний конфлікт, який переріс у бійку. Нападником виявився 38-річний переселенець.</text:p>
            <text:p/>
            <text:p>Йому загрожує до 8 років ув’язнення. </text:p>
            <text:p/>
            <text:p> Хуйовий Київ | Надіслати новину</text:p>
          </table:table-cell>
          <table:table-cell office:value-type="string" calcext:value-type="string">
            <text:p>[]</text:p>
          </table:table-cell>
          <table:table-cell office:value-type="string" calcext:value-type="string">
            <text:p>['Троєщині']</text:p>
          </table:table-cell>
          <table:table-cell table:number-columns-repeated="16380"/>
        </table:table-row>
        <table:table-row table:style-name="ro6">
          <table:table-cell/>
          <table:table-cell office:value-type="string" calcext:value-type="string">
            <text:p>Коли депутати Київради перебувають в очікуванні помічниць перед кожною комісією і сесією. Інтригуючі моменти. Раніше так було на Хрещатику 36, а зараз стан справ потребує термінового корегування.</text:p>
          </table:table-cell>
          <table:table-cell office:value-type="string" calcext:value-type="string">
            <text:p>['Хрещатику 36']</text:p>
          </table:table-cell>
          <table:table-cell office:value-type="string" calcext:value-type="string">
            <text:p>['Хрещатику']</text:p>
          </table:table-cell>
          <table:table-cell table:number-columns-repeated="16380"/>
        </table:table-row>
        <table:table-row table:style-name="ro40">
          <table:table-cell/>
          <table:table-cell office:value-type="string" calcext:value-type="string">
            <text:p>У Києві біля ТЦ "Ocean Plaza" сталася ДТП з військовим: чоловік у формі лежить посеред дороги </text:p>
            <text:p/>
            <text:p>За попередньою інформацією, чоловік не впорався з керуванням, здійснив наїзд на бордюр та після цього впав. Водії, які їхали поруч зупинилися, щоб надати допомогу. На місце прибули медики і людину у військовій формі шпиталізували. </text:p>
            <text:p/>
            <text:p>Чоловік живий, інформацію щодо отриманих травм в поліції не розголошують, як і особистих даних потерпілого.</text:p>
            <text:p/>
            <text:p> Хуйовий Київ | Надіслати новину</text:p>
          </table:table-cell>
          <table:table-cell office:value-type="string" calcext:value-type="string">
            <text:p>['Києві']</text:p>
          </table:table-cell>
          <table:table-cell office:value-type="string" calcext:value-type="string">
            <text:p>['Києві', 'ТЦ "Ocean Plaza']</text:p>
          </table:table-cell>
          <table:table-cell table:number-columns-repeated="16380"/>
        </table:table-row>
        <table:table-row table:style-name="ro3">
          <table:table-cell/>
          <table:table-cell office:value-type="string" calcext:value-type="string">
            <text:p>Нам пишуть :</text:p>
            <text:p/>
            <text:p>Прошу домогти з пошуком кота, звати Джеремі</text:p>
            <text:p>Винагорода 2000грн</text:p>
            <text:p>Номер 0680958123</text:p>
            <text:p/>
            <text:p>📍Чоколівка</text:p>
          </table:table-cell>
          <table:table-cell office:value-type="string" calcext:value-type="string">
            <text:p>[]</text:p>
          </table:table-cell>
          <table:table-cell office:value-type="string" calcext:value-type="string">
            <text:p>['Чоколівка']</text:p>
          </table:table-cell>
          <table:table-cell table:number-columns-repeated="16380"/>
        </table:table-row>
        <table:table-row table:style-name="ro41">
          <table:table-cell/>
          <table:table-cell office:value-type="string" calcext:value-type="string">
            <text:p>Українська освітня «Мрія». Новий застосунок, який допомагатиме мільйонам наших людей так само ефективно, як «Дія».</text:p>
            <text:p/>
            <text:p>Українські учні та учениці, батьки, вчителі – кожен зможе скористатися функціями «Мрії». Сьогодні зробив першу презентацію проекту. І саме тим, хто буде нею користуватися. Українські школи та наші хлопці й дівчата, які навчаються зараз за кордоном. Наші вчителі.</text:p>
            <text:p/>
            <text:p>Саме таких новин заслуговує 1 Вересня – новин про те, що в українців буде більше можливостей, більше захисту, більше нормального освіченого життя.</text:p>
            <text:p/>
            <text:p>Вітаю всіх із 1 Вересня та бажаю, щоб мрії всіх наших людей, усіх наших дітей здійснювалися!</text:p>
            <text:p/>
            <text:p>🇺🇦🇺🇦🇺🇦</text:p>
            <text:p/>
            <text:p>——</text:p>
            <text:p/>
            <text:p>Ukrainian educational Mriia (Dream). A new application that will help millions of our people as effectively as Diia.</text:p>
            <text:p/>
            <text:p>Ukrainian students, parents, teachers – everyone will be able to use the functions of Mriia. Today, I made the first presentation of the project to those who will use it. Ukrainian schools and our boys and girls currently studying abroad. Our teachers.</text:p>
            <text:p/>
            <text:p>It is the kind of news that September 1st deserves – news that Ukrainians will have more opportunities, more protection, more normal, educated life.</text:p>
            <text:p/>
            <text:p>I congratulate everyone on September 1st and wish the dreams of all our people and all our children come true!</text:p>
            <text:p/>
            <text:p>🇺🇦🇺🇦🇺🇦</text:p>
          </table:table-cell>
          <table:table-cell office:value-type="string" calcext:value-type="string">
            <text:p>[]</text:p>
          </table:table-cell>
          <table:table-cell office:value-type="string" calcext:value-type="string">
            <text:p>['Ukrainians']</text:p>
          </table:table-cell>
          <table:table-cell table:number-columns-repeated="16380"/>
        </table:table-row>
        <table:table-row table:style-name="ro4">
          <table:table-cell/>
          <table:table-cell office:value-type="string" calcext:value-type="string">
            <text:p>Затримується рух трамваїв №18  </text:p>
            <text:p/>
            <text:p>Затримується рух трамваїв №18 по вул. Глибочицька в напрямку вул. Старовокзальна з причини ДТП. На  місце  викликано поліцію.</text:p>
          </table:table-cell>
          <table:table-cell office:value-type="string" calcext:value-type="string">
            <text:p>['вул. Глибочицька', 'вул. Старовокзальна']</text:p>
          </table:table-cell>
          <table:table-cell office:value-type="string" calcext:value-type="string">
            <text:p>['№18', '№18', 'вул. Глибочицька', 'вул. Старовокзальна']</text:p>
          </table:table-cell>
          <table:table-cell table:number-columns-repeated="16380"/>
        </table:table-row>
        <table:table-row table:style-name="ro3">
          <table:table-cell/>
          <table:table-cell office:value-type="string" calcext:value-type="string">
            <text:p>Забудовник Микільської Слобідки остаточно програв: Верховний суд повернув Києву скандальні ділянки</text:p>
            <text:p/>
            <text:p>Верховний Суд прийняв остаточне рішення у справі щодо земельних ділянок, які надавались під забудову в межах прибережної захисної смуги річки Дніпро та червоних ліній по вул. Микільсько-Слобідській y Дніпровському районі міста Києва вартістю 28 млн 146 тис. гривень.</text:p>
          </table:table-cell>
          <table:table-cell office:value-type="string" calcext:value-type="string">
            <text:p>['Микільської Слобідки', 'Києву', 'Дніпро', 'вул. Микільсько-Слобідській', 'Дніпровському районі міста Києва']</text:p>
          </table:table-cell>
          <table:table-cell office:value-type="string" calcext:value-type="string">
            <text:p>['Микільської Слобідки', 'Києву', 'Дніпро', 'вул. Микільсько-Слобідській', 'Дніпровському районі', 'Києва']</text:p>
          </table:table-cell>
          <table:table-cell table:number-columns-repeated="16380"/>
        </table:table-row>
        <table:table-row table:style-name="ro1">
          <table:table-cell/>
          <table:table-cell office:value-type="string" calcext:value-type="string">
            <text:p>Орловська область 👀</text:p>
          </table:table-cell>
          <table:table-cell office:value-type="string" calcext:value-type="string">
            <text:p>[]</text:p>
          </table:table-cell>
          <table:table-cell office:value-type="string" calcext:value-type="string">
            <text:p>['Орловська область']</text:p>
          </table:table-cell>
          <table:table-cell table:number-columns-repeated="16380"/>
        </table:table-row>
        <table:table-row table:style-name="ro6">
          <table:table-cell/>
          <table:table-cell office:value-type="string" calcext:value-type="string">
            <text:p>❗️Повідомляють про замінування Ашану в ТРЦ Проспект</text:p>
            <text:p/>
            <text:p>Магазин закрили, відвідувачів попросили залишити приміщення.</text:p>
          </table:table-cell>
          <table:table-cell office:value-type="string" calcext:value-type="string">
            <text:p>['ТРЦ Проспект\nМагазин']</text:p>
          </table:table-cell>
          <table:table-cell office:value-type="string" calcext:value-type="string">
            <text:p>['ТРЦ Проспект']</text:p>
          </table:table-cell>
          <table:table-cell table:number-columns-repeated="16380"/>
        </table:table-row>
        <table:table-row table:style-name="ro4">
          <table:table-cell/>
          <table:table-cell office:value-type="string" calcext:value-type="string">
            <text:p>Затримується рух тролейбусів  № 7, 36Д</text:p>
            <text:p>      </text:p>
            <text:p>Затримується рух тролейбусів № 7, 36Д по пр. Берестейський в напрямку вул. Чорнобильська з причини ДТП.  На місце викликано поліцію та МШД.</text:p>
          </table:table-cell>
          <table:table-cell office:value-type="string" calcext:value-type="string">
            <text:p>['пр. Берестейський', 'вул. Чорнобильська']</text:p>
          </table:table-cell>
          <table:table-cell office:value-type="string" calcext:value-type="string">
            <text:p>['вул. Чорнобильська']</text:p>
          </table:table-cell>
          <table:table-cell table:number-columns-repeated="16380"/>
        </table:table-row>
        <table:table-row table:style-name="ro40">
          <table:table-cell/>
          <table:table-cell office:value-type="string" calcext:value-type="string">
            <text:p>Журналісти ВВС підрахували, що цього року росію та окупований Крим понад 190 разів атакували безпілотники</text:p>
            <text:p/>
            <text:p>Удари були націлені переважно на нафтобази, аеродроми й енергоінфраструктуру брянської, бєлгородської та курської областей. Дісталося й московській області. </text:p>
            <text:p/>
            <text:p>Морські бази і Кримський міст зазнали понад 10 атак морських дронів.</text:p>
            <text:p/>
            <text:p>👉👉Запропонувати новину👈👈</text:p>
            <text:p/>
            <text:p>Підписатись на Дарниця Livе</text:p>
          </table:table-cell>
          <table:table-cell office:value-type="string" calcext:value-type="string">
            <text:p>['Крим', 'Кримський міст']</text:p>
          </table:table-cell>
          <table:table-cell office:value-type="string" calcext:value-type="string">
            <text:p>['Крим', 'Удари', 'Кримський міст']</text:p>
          </table:table-cell>
          <table:table-cell table:number-columns-repeated="16380"/>
        </table:table-row>
        <table:table-row table:style-name="ro18">
          <table:table-cell/>
          <table:table-cell office:value-type="string" calcext:value-type="string">
            <text:p>Допомога на відновлення: п’ять громад Київщини отримають понад 200 млн гривень за умови співфінансування.</text:p>
            <text:p/>
            <text:p>🔄Кабінет міністрів України перерозподілив субвенцію в 1,7 млрд гривень на реалізацію проектів відновлення в регіонах. </text:p>
            <text:p/>
            <text:p>Це кошти Європейського інвестиційного банку, які уряд спрямовує в бюджети міських, сільських і селищних громад на деяких підконтрольних Україні територіях.</text:p>
            <text:p/>
            <text:p>✔️ Із них 218 млн гривень отримають п’ять громад Київської області – Бучанська, Броварська, Вишгородська, Гатненська та Ірпінська. </text:p>
            <text:p/>
            <text:p>⤴️При цьому, для кожної з громад, які отримають гроші на відновлення, встановлено обсяг співфінансування проектів з місцевого бюджету – щоб були задіяні не лише кошти західних партнерів.</text:p>
            <text:p/>
            <text:p>💲 Найбільшу субвенцію серед громад, що потрапили у розподіл грошей, отримає бюджет Бучанської міської громади, а найменшу – Ірпінської.</text:p>
          </table:table-cell>
          <table:table-cell office:value-type="string" calcext:value-type="string">
            <text:p>['Київщини', 'Україні', 'Київської області', 'Бучанська', 'Броварська', 'Вишгородська', 'Гатненська', 'Ірпінська']</text:p>
          </table:table-cell>
          <table:table-cell office:value-type="string" calcext:value-type="string">
            <text:p>['Київщини', 'Україні', 'Київської області', 'Бучанська', 'Броварська', 'Вишгородська', 'Гатненська', 'Ірпінська', 'Ірпінської']</text:p>
          </table:table-cell>
          <table:table-cell table:number-columns-repeated="16380"/>
        </table:table-row>
        <table:table-row table:style-name="ro1" table:number-rows-repeated="104845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zxx" fo:country="none"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2T01:31:50.835124322</dc:date>
    <meta:editing-duration>PT1H51M44S</meta:editing-duration>
    <meta:editing-cycles>3</meta:editing-cycles>
    <meta:generator>LibreOffice/7.6.2.1$Linux_X86_64 LibreOffice_project/60$Build-1</meta:generator>
    <meta:document-statistic meta:table-count="1" meta:cell-count="358" meta:object-count="0"/>
  </office:meta>
</office:document-meta>
</file>